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49fc303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paragraph-rsid="049fc303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2252c01" officeooo:paragraph-rsid="049fc303" fo:background-color="transparent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4724798" officeooo:paragraph-rsid="047dbe30" fo:background-color="transparent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4724798" officeooo:paragraph-rsid="0484a1d3" fo:background-color="transparent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4724798" officeooo:paragraph-rsid="0493b626" fo:background-color="transparent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4724798" officeooo:paragraph-rsid="04724798" fo:background-color="transparent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4795b00" officeooo:paragraph-rsid="04795b00" fo:background-color="transparent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4795b00" officeooo:paragraph-rsid="04818f07" fo:background-color="transparent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493b626" officeooo:paragraph-rsid="0493b626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484a1d3" officeooo:paragraph-rsid="0484a1d3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4948589" officeooo:paragraph-rsid="049a3ddd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4758f42" officeooo:paragraph-rsid="0472095c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4a5c054" officeooo:paragraph-rsid="04a5c054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4aae4da" officeooo:paragraph-rsid="04aae4da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3ca5597" officeooo:paragraph-rsid="049fd5f7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472095c" officeooo:paragraph-rsid="04a5c054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4a6f344" officeooo:paragraph-rsid="04a5c054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44f5346" officeooo:paragraph-rsid="04a238d9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4cc64a4" officeooo:paragraph-rsid="04cc64a4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4d03fd7" officeooo:paragraph-rsid="04d03fd7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472095c" officeooo:paragraph-rsid="04818f07" fo:background-color="#dddddd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3d3ecb9" officeooo:paragraph-rsid="04aae4da" fo:background-color="#dddddd" style:font-weight-asian="normal" style:font-weight-complex="normal"/>
    </style:style>
    <style:style style:name="P26" style:family="paragraph" style:parent-style-name="Standard">
      <style:text-properties fo:language="en" fo:country="US" officeooo:rsid="001b8640" officeooo:paragraph-rsid="049fc303"/>
    </style:style>
    <style:style style:name="P27" style:family="paragraph" style:parent-style-name="Standard">
      <style:text-properties fo:language="en" fo:country="US" fo:font-style="normal" fo:font-weight="normal" officeooo:rsid="021be2de" officeooo:paragraph-rsid="049ef93f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fo:font-style="normal" fo:font-weight="normal" officeooo:rsid="021be2de" officeooo:paragraph-rsid="04ae234b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en" fo:country="US" fo:font-style="normal" fo:font-weight="normal" officeooo:rsid="021be2de" officeooo:paragraph-rsid="04b28835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21be2de" officeooo:paragraph-rsid="04be16db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21be2de" officeooo:paragraph-rsid="04b59de5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4a2ae76" officeooo:paragraph-rsid="04a2ae76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4afac33" officeooo:paragraph-rsid="04affcf8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4b3d483" officeooo:paragraph-rsid="04b3d483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4b3d483" officeooo:paragraph-rsid="04ba1882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fo:font-weight="normal" officeooo:rsid="04b944b3" officeooo:paragraph-rsid="04b9d3e9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4b944b3" officeooo:paragraph-rsid="04e7fd24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4c25f6d" officeooo:paragraph-rsid="04c56ef1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4b59de5" officeooo:paragraph-rsid="04c73930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4004713" officeooo:paragraph-rsid="04b3113a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1a1af40" officeooo:paragraph-rsid="04b249d5" fo:background-color="#dddddd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1a1af40" officeooo:paragraph-rsid="04b3113a" fo:background-color="#dddddd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normal" officeooo:rsid="04bab175" officeooo:paragraph-rsid="04c25f6d" fo:background-color="#ddddd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normal" officeooo:rsid="04bab175" officeooo:paragraph-rsid="04c56ef1" fo:background-color="#ddddd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fo:font-weight="normal" officeooo:rsid="04bab175" officeooo:paragraph-rsid="04c7259b" fo:background-color="#ddddd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fo:font-weight="normal" officeooo:rsid="04bab175" officeooo:paragraph-rsid="04c85a73" fo:background-color="#ddddd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fo:font-weight="normal" officeooo:rsid="04bab175" officeooo:paragraph-rsid="04c87421" fo:background-color="#dddddd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style="normal" fo:font-weight="normal" officeooo:rsid="04bab175" officeooo:paragraph-rsid="04de7a63" fo:background-color="#ddddd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language="en" fo:country="US" fo:font-style="normal" fo:font-weight="normal" officeooo:rsid="04ce6ac5" officeooo:paragraph-rsid="04d1cc97" fo:background-color="#ddddd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n" fo:country="US" fo:font-style="normal" fo:font-weight="normal" officeooo:rsid="04d47472" officeooo:paragraph-rsid="04d83b18" fo:background-color="#dddddd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n" fo:country="US" fo:font-style="normal" fo:font-weight="bold" officeooo:rsid="021be2de" officeooo:paragraph-rsid="04de7a63" fo:background-color="transparent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language="en" fo:country="US" officeooo:paragraph-rsid="00f05b1d"/>
    </style:style>
    <style:style style:name="P53" style:family="paragraph" style:parent-style-name="Standard">
      <style:text-properties fo:language="en" fo:country="US" officeooo:paragraph-rsid="014f0a12"/>
    </style:style>
    <style:style style:name="P54" style:family="paragraph" style:parent-style-name="Standard">
      <style:text-properties fo:language="en" fo:country="US" officeooo:paragraph-rsid="020eabcb"/>
    </style:style>
    <style:style style:name="P55" style:family="paragraph" style:parent-style-name="Standard">
      <style:text-properties fo:language="en" fo:country="US" officeooo:paragraph-rsid="049fc303"/>
    </style:style>
    <style:style style:name="P56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57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58" style:family="paragraph" style:parent-style-name="Standard">
      <style:text-properties fo:font-size="6pt" fo:language="en" fo:country="US" fo:font-weight="bold" officeooo:rsid="001e4eb8" officeooo:paragraph-rsid="049fc303" style:font-size-asian="6pt" style:font-weight-asian="bold" style:font-size-complex="6pt" style:font-weight-complex="bold"/>
    </style:style>
    <style:style style:name="P59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60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61" style:family="paragraph" style:parent-style-name="Standard">
      <style:text-properties officeooo:paragraph-rsid="00ab4647"/>
    </style:style>
    <style:style style:name="P62" style:family="paragraph" style:parent-style-name="Standard">
      <style:text-properties officeooo:paragraph-rsid="00f05b1d"/>
    </style:style>
    <style:style style:name="P63" style:family="paragraph" style:parent-style-name="Standard">
      <style:text-properties officeooo:paragraph-rsid="03673b90"/>
    </style:style>
    <style:style style:name="P64" style:family="paragraph" style:parent-style-name="Standard">
      <style:text-properties officeooo:paragraph-rsid="03c98fd5"/>
    </style:style>
    <style:style style:name="P65" style:family="paragraph" style:parent-style-name="Standard">
      <style:text-properties officeooo:paragraph-rsid="03d0c5d2"/>
    </style:style>
    <style:style style:name="P66" style:family="paragraph" style:parent-style-name="Standard">
      <style:text-properties officeooo:paragraph-rsid="04818f07"/>
    </style:style>
    <style:style style:name="P67" style:family="paragraph" style:parent-style-name="Standard">
      <style:text-properties officeooo:paragraph-rsid="048393ee"/>
    </style:style>
    <style:style style:name="P68" style:family="paragraph" style:parent-style-name="Standard">
      <style:text-properties officeooo:paragraph-rsid="0484a1d3"/>
    </style:style>
    <style:style style:name="P69" style:family="paragraph" style:parent-style-name="Standard">
      <style:text-properties officeooo:paragraph-rsid="04853cbc"/>
    </style:style>
    <style:style style:name="P70" style:family="paragraph" style:parent-style-name="Standard">
      <style:text-properties officeooo:paragraph-rsid="048af044"/>
    </style:style>
    <style:style style:name="P71" style:family="paragraph" style:parent-style-name="Standard">
      <style:text-properties officeooo:paragraph-rsid="048fb6b9"/>
    </style:style>
    <style:style style:name="P72" style:family="paragraph" style:parent-style-name="Standard">
      <style:text-properties officeooo:paragraph-rsid="0495e404"/>
    </style:style>
    <style:style style:name="P73" style:family="paragraph" style:parent-style-name="Standard">
      <style:text-properties officeooo:rsid="0495e404" officeooo:paragraph-rsid="049a3ddd"/>
    </style:style>
    <style:style style:name="P74" style:family="paragraph" style:parent-style-name="Standard">
      <style:text-properties officeooo:paragraph-rsid="049a3ddd"/>
    </style:style>
    <style:style style:name="P75" style:family="paragraph" style:parent-style-name="Standard">
      <style:text-properties officeooo:paragraph-rsid="049d5f70"/>
    </style:style>
    <style:style style:name="P76" style:family="paragraph" style:parent-style-name="Standard">
      <style:text-properties officeooo:paragraph-rsid="049fc303"/>
    </style:style>
    <style:style style:name="P77" style:family="paragraph" style:parent-style-name="Standard">
      <style:text-properties fo:color="#999999" loext:opacity="100%" fo:language="en" fo:country="US" fo:font-weight="bold" officeooo:rsid="003b1ec5" officeooo:paragraph-rsid="049fc303" style:font-weight-asian="bold" style:font-weight-complex="bold"/>
    </style:style>
    <style:style style:name="P78" style:family="paragraph" style:parent-style-name="Standard">
      <style:text-properties officeooo:paragraph-rsid="04a5c054"/>
    </style:style>
    <style:style style:name="P79" style:family="paragraph" style:parent-style-name="Standard">
      <style:text-properties officeooo:paragraph-rsid="04ab0f72"/>
    </style:style>
    <style:style style:name="P80" style:family="paragraph" style:parent-style-name="Standard">
      <style:text-properties officeooo:paragraph-rsid="04abb244"/>
    </style:style>
    <style:style style:name="P81" style:family="paragraph" style:parent-style-name="Standard">
      <style:text-properties officeooo:paragraph-rsid="04af80fd"/>
    </style:style>
    <style:style style:name="P82" style:family="paragraph" style:parent-style-name="Standard">
      <style:text-properties officeooo:paragraph-rsid="04afac33"/>
    </style:style>
    <style:style style:name="P83" style:family="paragraph" style:parent-style-name="Standard">
      <style:text-properties officeooo:paragraph-rsid="04b249d5"/>
    </style:style>
    <style:style style:name="P84" style:family="paragraph" style:parent-style-name="Standard">
      <style:text-properties officeooo:paragraph-rsid="04b3d483"/>
    </style:style>
    <style:style style:name="P85" style:family="paragraph" style:parent-style-name="Standard">
      <style:text-properties officeooo:paragraph-rsid="04b9d3e9"/>
    </style:style>
    <style:style style:name="P86" style:family="paragraph" style:parent-style-name="Standard">
      <style:text-properties officeooo:paragraph-rsid="04bab175"/>
    </style:style>
    <style:style style:name="P87" style:family="paragraph" style:parent-style-name="Standard">
      <style:text-properties officeooo:paragraph-rsid="04bdc172"/>
    </style:style>
    <style:style style:name="P88" style:family="paragraph" style:parent-style-name="Standard">
      <style:text-properties officeooo:paragraph-rsid="04be16db"/>
    </style:style>
    <style:style style:name="P89" style:family="paragraph" style:parent-style-name="Standard">
      <style:text-properties officeooo:rsid="04be16db" officeooo:paragraph-rsid="04be16db"/>
    </style:style>
    <style:style style:name="P90" style:family="paragraph" style:parent-style-name="Standard">
      <style:text-properties officeooo:paragraph-rsid="04bfd1c9"/>
    </style:style>
    <style:style style:name="P91" style:family="paragraph" style:parent-style-name="Standard">
      <style:text-properties officeooo:paragraph-rsid="04c85a73"/>
    </style:style>
    <style:style style:name="P92" style:family="paragraph" style:parent-style-name="Standard">
      <style:text-properties officeooo:paragraph-rsid="04cc64a4"/>
    </style:style>
    <style:style style:name="P93" style:family="paragraph" style:parent-style-name="Standard">
      <style:text-properties officeooo:paragraph-rsid="04cca887"/>
    </style:style>
    <style:style style:name="P94" style:family="paragraph" style:parent-style-name="Standard">
      <style:text-properties officeooo:paragraph-rsid="04ce6ac5"/>
    </style:style>
    <style:style style:name="P95" style:family="paragraph" style:parent-style-name="Standard">
      <style:text-properties officeooo:paragraph-rsid="04d34d01"/>
    </style:style>
    <style:style style:name="P96" style:family="paragraph" style:parent-style-name="Standard">
      <style:text-properties officeooo:paragraph-rsid="04d47472"/>
    </style:style>
    <style:style style:name="P97" style:family="paragraph" style:parent-style-name="Standard">
      <style:text-properties officeooo:rsid="0456b98d" officeooo:paragraph-rsid="04d637e1"/>
    </style:style>
    <style:style style:name="P98" style:family="paragraph" style:parent-style-name="Standard">
      <style:text-properties officeooo:rsid="0456b98d" officeooo:paragraph-rsid="04d72ce0"/>
    </style:style>
    <style:style style:name="P99" style:family="paragraph" style:parent-style-name="Standard">
      <style:text-properties officeooo:paragraph-rsid="04d637e1"/>
    </style:style>
    <style:style style:name="P100" style:family="paragraph" style:parent-style-name="Standard">
      <style:text-properties officeooo:paragraph-rsid="04d83b18"/>
    </style:style>
    <style:style style:name="P101" style:family="paragraph" style:parent-style-name="Standard">
      <style:text-properties officeooo:paragraph-rsid="04d902d6"/>
    </style:style>
    <style:style style:name="P102" style:family="paragraph" style:parent-style-name="Standard">
      <style:text-properties officeooo:paragraph-rsid="04dc3d41"/>
    </style:style>
    <style:style style:name="P103" style:family="paragraph" style:parent-style-name="Standard">
      <style:text-properties officeooo:paragraph-rsid="04aae4da"/>
    </style:style>
    <style:style style:name="P104" style:family="paragraph" style:parent-style-name="Standard">
      <style:text-properties officeooo:paragraph-rsid="04df731a"/>
    </style:style>
    <style:style style:name="P105" style:family="paragraph" style:parent-style-name="Standard">
      <style:text-properties officeooo:paragraph-rsid="04e5c08e"/>
    </style:style>
    <style:style style:name="P106" style:family="paragraph" style:parent-style-name="Standard">
      <style:text-properties officeooo:paragraph-rsid="04e96752"/>
    </style:style>
    <style:style style:name="P107" style:family="paragraph" style:parent-style-name="Standard">
      <style:text-properties officeooo:paragraph-rsid="04a6f344"/>
    </style:style>
    <style:style style:name="P108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P109" style:family="paragraph" style:parent-style-name="Standard" style:list-style-name="L1">
      <style:text-properties officeooo:paragraph-rsid="04ba1882"/>
    </style:style>
    <style:style style:name="P110" style:family="paragraph" style:parent-style-name="Standard" style:list-style-name="L1">
      <style:text-properties officeooo:paragraph-rsid="04bc914b"/>
    </style:style>
    <style:style style:name="P111" style:family="paragraph" style:parent-style-name="Standard" style:list-style-name="L1">
      <style:text-properties fo:language="en" fo:country="US" fo:font-style="normal" fo:font-weight="normal" officeooo:rsid="021be2de" officeooo:paragraph-rsid="04bc914b" fo:background-color="transparent" style:font-style-asian="normal" style:font-weight-asian="normal" style:font-style-complex="normal" style:font-weight-complex="normal"/>
    </style:style>
    <style:style style:name="P112" style:family="paragraph" style:parent-style-name="Standard" style:list-style-name="L1">
      <style:text-properties fo:language="en" fo:country="US" fo:font-style="normal" fo:font-weight="normal" officeooo:rsid="021be2de" officeooo:paragraph-rsid="04bdc172" fo:background-color="transparent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language="en" fo:country="US" fo:font-weight="normal" officeooo:rsid="04724798" officeooo:paragraph-rsid="0493b626" fo:background-color="transparent" style:font-weight-asian="normal" style:font-weight-complex="normal"/>
    </style:style>
    <style:style style:name="P114" style:family="paragraph" style:parent-style-name="Standard">
      <style:text-properties officeooo:paragraph-rsid="04e9adf4"/>
    </style:style>
    <style:style style:name="T1" style:family="text">
      <style:text-properties officeooo:rsid="0043d0fb"/>
    </style:style>
    <style:style style:name="T2" style:family="text">
      <style:text-properties fo:font-weight="bold" officeooo:rsid="00ab4647" fo:background-color="#fff200" loext:char-shading-value="0" style:font-weight-asian="bold" style:font-weight-complex="bold"/>
    </style:style>
    <style:style style:name="T3" style:family="text">
      <style:text-properties fo:font-weight="bold" officeooo:rsid="00d88c8c" fo:background-color="#fff200" loext:char-shading-value="0" style:font-weight-asian="bold" style:font-weight-complex="bold"/>
    </style:style>
    <style:style style:name="T4" style:family="text">
      <style:text-properties fo:font-weight="bold" officeooo:rsid="007d3450" fo:background-color="#fff200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ceef7" style:font-weight-asian="bold" style:font-weight-complex="bold"/>
    </style:style>
    <style:style style:name="T7" style:family="text">
      <style:text-properties fo:font-weight="bold" officeooo:rsid="010b0b47" style:font-weight-asian="bold" style:font-weight-complex="bold"/>
    </style:style>
    <style:style style:name="T8" style:family="text">
      <style:text-properties fo:font-weight="bold" officeooo:rsid="00136227" style:font-weight-asian="bold" style:font-weight-complex="bold"/>
    </style:style>
    <style:style style:name="T9" style:family="text">
      <style:text-properties fo:font-weight="bold" officeooo:rsid="00d88c8c" style:font-weight-asian="bold" style:font-weight-complex="bold"/>
    </style:style>
    <style:style style:name="T10" style:family="text">
      <style:text-properties fo:font-weight="bold" officeooo:rsid="04724798" style:font-weight-asian="bold" style:font-weight-complex="bold"/>
    </style:style>
    <style:style style:name="T11" style:family="text">
      <style:text-properties fo:font-weight="bold" officeooo:rsid="04b3113a" style:font-weight-asian="bold" style:font-weight-complex="bold"/>
    </style:style>
    <style:style style:name="T12" style:family="text">
      <style:text-properties fo:font-weight="bold" officeooo:rsid="04b9d3e9" style:font-weight-asian="bold" style:font-weight-complex="bold"/>
    </style:style>
    <style:style style:name="T13" style:family="text">
      <style:text-properties fo:font-weight="bold" officeooo:rsid="0100f487" style:font-weight-asian="bold" style:font-weight-complex="bold"/>
    </style:style>
    <style:style style:name="T14" style:family="text">
      <style:text-properties fo:font-weight="bold" officeooo:rsid="01a1af40" fo:background-color="#dddddd" loext:char-shading-value="0" style:font-weight-asian="bold" style:font-weight-complex="bold"/>
    </style:style>
    <style:style style:name="T15" style:family="text">
      <style:text-properties fo:font-weight="normal" officeooo:rsid="00d88c8c" style:font-weight-asian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4758f42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4b9d3e9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4bc914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21be2de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1a1af40" fo:background-color="#dddddd" loext:char-shading-value="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23" style:family="text">
      <style:text-properties fo:font-style="italic" officeooo:rsid="048c3b99" style:font-style-asian="italic" style:font-style-complex="italic"/>
    </style:style>
    <style:style style:name="T24" style:family="text">
      <style:text-properties fo:font-style="italic" officeooo:rsid="04b9d3e9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6" style:family="text">
      <style:text-properties officeooo:rsid="00704232"/>
    </style:style>
    <style:style style:name="T27" style:family="text">
      <style:text-properties officeooo:rsid="00fb0d24" fo:background-color="#fff200" loext:char-shading-value="0"/>
    </style:style>
    <style:style style:name="T28" style:family="text">
      <style:text-properties officeooo:rsid="007f05cd" fo:background-color="#fff200" loext:char-shading-value="0"/>
    </style:style>
    <style:style style:name="T29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30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0707467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0ad7526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3bcd7a8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4704b22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4724798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4795b00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47dbe30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4823544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48393ee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484a1d3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48af044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48c3b99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48fb6b9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493b626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4904dd2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4948589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495e404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3e0b942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officeooo:rsid="0497967b" fo:background-color="transparent" loext:char-shading-value="0" style:font-weight-asian="normal" style:font-weight-complex="normal"/>
    </style:style>
    <style:style style:name="T55" style:family="text">
      <style:text-properties fo:language="en" fo:country="US" fo:font-weight="normal" officeooo:rsid="049a3ddd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49d5f70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4a5c054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4a6f344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473d103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4a8f2b7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4ab0f72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4ac2207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4af4666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4dab479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4dc3d41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4aae4da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normal" officeooo:rsid="04ddf306" fo:background-color="transparent" loext:char-shading-value="0" style:font-weight-asian="normal" style:font-weight-complex="normal"/>
    </style:style>
    <style:style style:name="T68" style:family="text">
      <style:text-properties fo:language="en" fo:country="US" fo:font-weight="normal" officeooo:rsid="04e48279" fo:background-color="transparent" loext:char-shading-value="0" style:font-weight-asian="normal" style:font-weight-complex="normal"/>
    </style:style>
    <style:style style:name="T69" style:family="text">
      <style:text-properties fo:language="en" fo:country="US" fo:font-weight="normal" officeooo:rsid="04e5c08e" fo:background-color="transparent" loext:char-shading-value="0" style:font-weight-asian="normal" style:font-weight-complex="normal"/>
    </style:style>
    <style:style style:name="T70" style:family="text">
      <style:text-properties fo:language="en" fo:country="US" fo:font-weight="normal" officeooo:rsid="04e6c667" fo:background-color="transparent" loext:char-shading-value="0" style:font-weight-asian="normal" style:font-weight-complex="normal"/>
    </style:style>
    <style:style style:name="T71" style:family="text">
      <style:text-properties fo:language="en" fo:country="US" fo:font-weight="normal" officeooo:rsid="04e7fd24" fo:background-color="transparent" loext:char-shading-value="0" style:font-weight-asian="normal" style:font-weight-complex="normal"/>
    </style:style>
    <style:style style:name="T72" style:family="text">
      <style:text-properties fo:language="en" fo:country="US" fo:font-weight="normal" officeooo:rsid="04e9adf4" fo:background-color="transparent" loext:char-shading-value="0" style:font-weight-asian="normal" style:font-weight-complex="normal"/>
    </style:style>
    <style:style style:name="T73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74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75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76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77" style:family="text">
      <style:text-properties fo:language="en" fo:country="US" fo:font-weight="normal" officeooo:rsid="00373dfb" fo:background-color="#dddddd" loext:char-shading-value="0" style:font-weight-asian="normal" style:font-weight-complex="normal"/>
    </style:style>
    <style:style style:name="T78" style:family="text">
      <style:text-properties fo:language="en" fo:country="US" fo:font-weight="normal" officeooo:rsid="03c8a6cb" fo:background-color="#dddddd" loext:char-shading-value="0" style:font-weight-asian="normal" style:font-weight-complex="normal"/>
    </style:style>
    <style:style style:name="T79" style:family="text">
      <style:text-properties fo:language="en" fo:country="US" fo:font-weight="normal" officeooo:rsid="03c98fd5" fo:background-color="#dddddd" loext:char-shading-value="0" style:font-weight-asian="normal" style:font-weight-complex="normal"/>
    </style:style>
    <style:style style:name="T80" style:family="text">
      <style:text-properties fo:language="en" fo:country="US" fo:font-weight="normal" officeooo:rsid="03d3ecb9" fo:background-color="#dddddd" loext:char-shading-value="0" style:font-weight-asian="normal" style:font-weight-complex="normal"/>
    </style:style>
    <style:style style:name="T81" style:family="text">
      <style:text-properties fo:language="en" fo:country="US" fo:font-weight="normal" officeooo:rsid="045e4a06" fo:background-color="#dddddd" loext:char-shading-value="0" style:font-weight-asian="normal" style:font-weight-complex="normal"/>
    </style:style>
    <style:style style:name="T82" style:family="text">
      <style:text-properties fo:language="en" fo:country="US" fo:font-weight="normal" officeooo:rsid="0472095c" fo:background-color="#dddddd" loext:char-shading-value="0" style:font-weight-asian="normal" style:font-weight-complex="normal"/>
    </style:style>
    <style:style style:name="T83" style:family="text">
      <style:text-properties fo:language="en" fo:country="US" fo:font-weight="normal" officeooo:rsid="0487b564" fo:background-color="#dddddd" loext:char-shading-value="0" style:font-weight-asian="normal" style:font-weight-complex="normal"/>
    </style:style>
    <style:style style:name="T84" style:family="text">
      <style:text-properties fo:language="en" fo:country="US" fo:font-weight="normal" officeooo:rsid="0491cd36" fo:background-color="#dddddd" loext:char-shading-value="0" style:font-weight-asian="normal" style:font-weight-complex="normal"/>
    </style:style>
    <style:style style:name="T85" style:family="text">
      <style:text-properties fo:language="en" fo:country="US" fo:font-weight="normal" officeooo:rsid="04a5c054" fo:background-color="#dddddd" loext:char-shading-value="0" style:font-weight-asian="normal" style:font-weight-complex="normal"/>
    </style:style>
    <style:style style:name="T86" style:family="text">
      <style:text-properties fo:language="en" fo:country="US" fo:font-weight="normal" officeooo:rsid="04a6f344" fo:background-color="#dddddd" loext:char-shading-value="0" style:font-weight-asian="normal" style:font-weight-complex="normal"/>
    </style:style>
    <style:style style:name="T87" style:family="text">
      <style:text-properties fo:language="en" fo:country="US" fo:font-weight="normal" officeooo:rsid="04a8f2b7" fo:background-color="#dddddd" loext:char-shading-value="0" style:font-weight-asian="normal" style:font-weight-complex="normal"/>
    </style:style>
    <style:style style:name="T88" style:family="text">
      <style:text-properties fo:language="en" fo:country="US" fo:font-weight="normal" officeooo:rsid="04ab0f72" fo:background-color="#dddddd" loext:char-shading-value="0" style:font-weight-asian="normal" style:font-weight-complex="normal"/>
    </style:style>
    <style:style style:name="T89" style:family="text">
      <style:text-properties fo:language="en" fo:country="US" fo:font-weight="normal" officeooo:rsid="04e48279" fo:background-color="#dddddd" loext:char-shading-value="0" style:font-weight-asian="normal" style:font-weight-complex="normal"/>
    </style:style>
    <style:style style:name="T90" style:family="text">
      <style:text-properties fo:language="en" fo:country="US" fo:font-weight="normal" officeooo:rsid="04e5c08e" fo:background-color="#dddddd" loext:char-shading-value="0" style:font-weight-asian="normal" style:font-weight-complex="normal"/>
    </style:style>
    <style:style style:name="T91" style:family="text">
      <style:text-properties fo:language="en" fo:country="US" fo:font-weight="normal" officeooo:rsid="0032ee51" style:font-weight-asian="normal" style:font-weight-complex="normal"/>
    </style:style>
    <style:style style:name="T92" style:family="text">
      <style:text-properties fo:language="en" fo:country="US" fo:font-weight="normal" officeooo:rsid="04cc64a4" style:font-weight-asian="normal" style:font-weight-complex="normal"/>
    </style:style>
    <style:style style:name="T93" style:family="text">
      <style:text-properties fo:language="en" fo:country="US" fo:font-weight="normal" officeooo:rsid="04cca887" style:font-weight-asian="normal" style:font-weight-complex="normal"/>
    </style:style>
    <style:style style:name="T94" style:family="text">
      <style:text-properties fo:language="en" fo:country="US" fo:font-weight="normal" officeooo:rsid="04ce6ac5" style:font-weight-asian="normal" style:font-weight-complex="normal"/>
    </style:style>
    <style:style style:name="T95" style:family="text">
      <style:text-properties fo:language="en" fo:country="US" fo:font-weight="normal" officeooo:rsid="04d03fd7" style:font-weight-asian="normal" style:font-weight-complex="normal"/>
    </style:style>
    <style:style style:name="T96" style:family="text">
      <style:text-properties fo:language="en" fo:country="US" fo:font-weight="normal" officeooo:rsid="04d1cc97" style:font-weight-asian="normal" style:font-weight-complex="normal"/>
    </style:style>
    <style:style style:name="T97" style:family="text">
      <style:text-properties fo:language="en" fo:country="US" fo:font-weight="normal" officeooo:rsid="044f5346" style:font-weight-asian="normal" style:font-weight-complex="normal"/>
    </style:style>
    <style:style style:name="T98" style:family="text">
      <style:text-properties fo:language="en" fo:country="US" fo:font-weight="normal" officeooo:rsid="04d34d01" style:font-weight-asian="normal" style:font-weight-complex="normal"/>
    </style:style>
    <style:style style:name="T99" style:family="text">
      <style:text-properties fo:language="en" fo:country="US" fo:font-weight="normal" officeooo:rsid="04d47472" style:font-weight-asian="normal" style:font-weight-complex="normal"/>
    </style:style>
    <style:style style:name="T100" style:family="text">
      <style:text-properties fo:language="en" fo:country="US" fo:font-weight="normal" officeooo:rsid="04dfaa5c" style:font-weight-asian="normal" style:font-weight-complex="normal"/>
    </style:style>
    <style:style style:name="T101" style:family="text">
      <style:text-properties fo:language="en" fo:country="US" fo:font-weight="normal" officeooo:rsid="04e7fd24" style:font-weight-asian="normal" style:font-weight-complex="normal"/>
    </style:style>
    <style:style style:name="T102" style:family="text">
      <style:text-properties fo:language="en" fo:country="US" fo:font-style="italic" fo:font-weight="bold" officeooo:rsid="04795b00" fo:background-color="transparent" loext:char-shading-value="0" style:font-style-asian="italic" style:font-weight-asian="bold" style:font-style-complex="italic" style:font-weight-complex="bold"/>
    </style:style>
    <style:style style:name="T103" style:family="text">
      <style:text-properties fo:language="en" fo:country="US" fo:font-style="italic" fo:font-weight="bold" officeooo:rsid="0484a1d3" fo:background-color="transparent" loext:char-shading-value="0" style:font-style-asian="italic" style:font-weight-asian="bold" style:font-style-complex="italic" style:font-weight-complex="bold"/>
    </style:style>
    <style:style style:name="T104" style:family="text">
      <style:text-properties fo:language="en" fo:country="US" fo:font-style="italic" fo:font-weight="bold" officeooo:rsid="04724798" fo:background-color="transparent" loext:char-shading-value="0" style:font-style-asian="italic" style:font-weight-asian="bold" style:font-style-complex="italic" style:font-weight-complex="bold"/>
    </style:style>
    <style:style style:name="T105" style:family="text">
      <style:text-properties fo:language="en" fo:country="US" fo:font-style="italic" fo:font-weight="bold" officeooo:rsid="048af044" fo:background-color="transparent" loext:char-shading-value="0" style:font-style-asian="italic" style:font-weight-asian="bold" style:font-style-complex="italic" style:font-weight-complex="bold"/>
    </style:style>
    <style:style style:name="T106" style:family="text">
      <style:text-properties fo:language="en" fo:country="US" fo:font-style="italic" fo:font-weight="bold" officeooo:rsid="048c3b99" fo:background-color="transparent" loext:char-shading-value="0" style:font-style-asian="italic" style:font-weight-asian="bold" style:font-style-complex="italic" style:font-weight-complex="bold"/>
    </style:style>
    <style:style style:name="T107" style:family="text">
      <style:text-properties fo:language="en" fo:country="US" fo:font-style="italic" fo:font-weight="bold" officeooo:rsid="03e0b942" fo:background-color="transparent" loext:char-shading-value="0" style:font-style-asian="italic" style:font-weight-asian="bold" style:font-style-complex="italic" style:font-weight-complex="bold"/>
    </style:style>
    <style:style style:name="T108" style:family="text">
      <style:text-properties fo:language="en" fo:country="US" fo:font-style="italic" fo:font-weight="bold" officeooo:rsid="0493b626" fo:background-color="transparent" loext:char-shading-value="0" style:font-style-asian="italic" style:font-weight-asian="bold" style:font-style-complex="italic" style:font-weight-complex="bold"/>
    </style:style>
    <style:style style:name="T109" style:family="text">
      <style:text-properties fo:language="en" fo:country="US" fo:font-style="italic" fo:font-weight="bold" officeooo:rsid="049a3ddd" fo:background-color="transparent" loext:char-shading-value="0" style:font-style-asian="italic" style:font-weight-asian="bold" style:font-style-complex="italic" style:font-weight-complex="bold"/>
    </style:style>
    <style:style style:name="T110" style:family="text">
      <style:text-properties fo:language="en" fo:country="US" fo:font-style="italic" fo:font-weight="bold" officeooo:rsid="049d5f70" fo:background-color="transparent" loext:char-shading-value="0" style:font-style-asian="italic" style:font-weight-asian="bold" style:font-style-complex="italic" style:font-weight-complex="bold"/>
    </style:style>
    <style:style style:name="T111" style:family="text">
      <style:text-properties fo:language="en" fo:country="US" fo:font-style="italic" fo:font-weight="bold" officeooo:rsid="04853cbc" fo:background-color="transparent" loext:char-shading-value="0" style:font-style-asian="italic" style:font-weight-asian="bold" style:font-style-complex="italic" style:font-weight-complex="bold"/>
    </style:style>
    <style:style style:name="T112" style:family="text">
      <style:text-properties fo:language="en" fo:country="US" fo:font-style="italic" fo:font-weight="bold" officeooo:rsid="04affcf8" fo:background-color="transparent" loext:char-shading-value="0" style:font-style-asian="italic" style:font-weight-asian="bold" style:font-style-complex="italic" style:font-weight-complex="bold"/>
    </style:style>
    <style:style style:name="T113" style:family="text">
      <style:text-properties fo:language="en" fo:country="US" fo:font-style="italic" fo:font-weight="bold" officeooo:rsid="021be2de" fo:background-color="transparent" loext:char-shading-value="0" style:font-style-asian="italic" style:font-weight-asian="bold" style:font-style-complex="italic" style:font-weight-complex="bold"/>
    </style:style>
    <style:style style:name="T114" style:family="text">
      <style:text-properties fo:language="en" fo:country="US" fo:font-style="italic" fo:font-weight="bold" officeooo:rsid="04b944b3" fo:background-color="transparent" loext:char-shading-value="0" style:font-style-asian="italic" style:font-weight-asian="bold" style:font-style-complex="italic" style:font-weight-complex="bold"/>
    </style:style>
    <style:style style:name="T115" style:family="text">
      <style:text-properties fo:language="en" fo:country="US" fo:font-style="italic" fo:font-weight="bold" officeooo:rsid="00ab4647" fo:background-color="#fff200" loext:char-shading-value="0" style:font-style-asian="italic" style:font-weight-asian="bold" style:font-style-complex="italic" style:font-weight-complex="bold"/>
    </style:style>
    <style:style style:name="T116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117" style:family="text">
      <style:text-properties fo:language="en" fo:country="US" fo:font-style="italic" fo:font-weight="bold" officeooo:rsid="04c85a73" fo:background-color="#fff200" loext:char-shading-value="0" style:font-style-asian="italic" style:font-weight-asian="bold" style:font-style-complex="italic" style:font-weight-complex="bold"/>
    </style:style>
    <style:style style:name="T118" style:family="text">
      <style:text-properties fo:language="en" fo:country="US" fo:font-style="italic" fo:font-weight="bold" fo:background-color="#dddddd" loext:char-shading-value="0" style:font-style-asian="italic" style:font-weight-asian="bold" style:font-style-complex="italic" style:font-weight-complex="bold"/>
    </style:style>
    <style:style style:name="T119" style:family="text">
      <style:text-properties fo:language="en" fo:country="US" fo:font-style="italic" fo:font-weight="bold" officeooo:rsid="04affcf8" fo:background-color="#dddddd" loext:char-shading-value="0" style:font-style-asian="italic" style:font-weight-asian="bold" style:font-style-complex="italic" style:font-weight-complex="bold"/>
    </style:style>
    <style:style style:name="T120" style:family="text">
      <style:text-properties fo:language="en" fo:country="US" fo:font-style="italic" fo:font-weight="bold" officeooo:rsid="04cc64a4" fo:background-color="#dddddd" loext:char-shading-value="0" style:font-style-asian="italic" style:font-weight-asian="bold" style:font-style-complex="italic" style:font-weight-complex="bold"/>
    </style:style>
    <style:style style:name="T121" style:family="text">
      <style:text-properties fo:language="en" fo:country="US" fo:font-style="italic" fo:font-weight="bold" officeooo:rsid="0456b98d" fo:background-color="#dddddd" loext:char-shading-value="0" style:font-style-asian="italic" style:font-weight-asian="bold" style:font-style-complex="italic" style:font-weight-complex="bold"/>
    </style:style>
    <style:style style:name="T122" style:family="text">
      <style:text-properties fo:language="en" fo:country="US" fo:font-style="italic" fo:font-weight="bold" officeooo:rsid="04cc64a4" style:font-style-asian="italic" style:font-weight-asian="bold" style:font-style-complex="italic" style:font-weight-complex="bold"/>
    </style:style>
    <style:style style:name="T123" style:family="text">
      <style:text-properties fo:language="en" fo:country="US" fo:font-style="italic" fo:font-weight="bold" officeooo:rsid="04cca887" style:font-style-asian="italic" style:font-weight-asian="bold" style:font-style-complex="italic" style:font-weight-complex="bold"/>
    </style:style>
    <style:style style:name="T124" style:family="text">
      <style:text-properties fo:language="en" fo:country="US" fo:font-style="italic" fo:font-weight="bold" officeooo:rsid="04ce6ac5" style:font-style-asian="italic" style:font-weight-asian="bold" style:font-style-complex="italic" style:font-weight-complex="bold"/>
    </style:style>
    <style:style style:name="T125" style:family="text">
      <style:text-properties fo:language="en" fo:country="US" fo:font-style="italic" fo:font-weight="bold" officeooo:rsid="04d34d01" style:font-style-asian="italic" style:font-weight-asian="bold" style:font-style-complex="italic" style:font-weight-complex="bold"/>
    </style:style>
    <style:style style:name="T126" style:family="text">
      <style:text-properties fo:language="en" fo:country="US" fo:font-style="italic" fo:font-weight="normal" officeooo:rsid="04724798" fo:background-color="transparent" loext:char-shading-value="0" style:font-style-asian="italic" style:font-weight-asian="normal" style:font-style-complex="italic" style:font-weight-complex="normal"/>
    </style:style>
    <style:style style:name="T127" style:family="text">
      <style:text-properties fo:language="en" fo:country="US" fo:font-style="italic" fo:font-weight="normal" officeooo:rsid="048af044" fo:background-color="transparent" loext:char-shading-value="0" style:font-style-asian="italic" style:font-weight-asian="normal" style:font-style-complex="italic" style:font-weight-complex="normal"/>
    </style:style>
    <style:style style:name="T128" style:family="text">
      <style:text-properties fo:language="en" fo:country="US" fo:font-style="italic" fo:font-weight="normal" officeooo:rsid="048c3b99" fo:background-color="transparent" loext:char-shading-value="0" style:font-style-asian="italic" style:font-weight-asian="normal" style:font-style-complex="italic" style:font-weight-complex="normal"/>
    </style:style>
    <style:style style:name="T129" style:family="text">
      <style:text-properties fo:language="en" fo:country="US" fo:font-style="italic" fo:font-weight="normal" fo:background-color="#dddddd" loext:char-shading-value="0" style:font-style-asian="italic" style:font-weight-asian="normal" style:font-style-complex="italic" style:font-weight-complex="normal"/>
    </style:style>
    <style:style style:name="T130" style:family="text">
      <style:text-properties fo:language="en" fo:country="US" fo:font-style="italic" fo:font-weight="normal" officeooo:rsid="01a1af40" fo:background-color="#dddddd" loext:char-shading-value="0" style:font-style-asian="italic" style:font-weight-asian="normal" style:font-style-complex="italic" style:font-weight-complex="normal"/>
    </style:style>
    <style:style style:name="T131" style:family="text">
      <style:text-properties fo:language="en" fo:country="US" fo:font-style="italic" fo:font-weight="normal" officeooo:rsid="04affcf8" fo:background-color="#dddddd" loext:char-shading-value="0" style:font-style-asian="italic" style:font-weight-asian="normal" style:font-style-complex="italic" style:font-weight-complex="normal"/>
    </style:style>
    <style:style style:name="T132" style:family="text">
      <style:text-properties fo:language="en" fo:country="US" fo:font-style="italic" fo:font-weight="normal" officeooo:rsid="0456b98d" fo:background-color="#dddddd" loext:char-shading-value="0" style:font-style-asian="italic" style:font-weight-asian="normal" style:font-style-complex="italic" style:font-weight-complex="normal"/>
    </style:style>
    <style:style style:name="T133" style:family="text">
      <style:text-properties fo:language="en" fo:country="US" fo:font-style="italic" style:text-underline-style="solid" style:text-underline-width="auto" style:text-underline-color="font-color" fo:font-weight="bold" officeooo:rsid="021be2de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language="en" fo:country="US" fo:font-style="italic" style:text-underline-style="solid" style:text-underline-width="auto" style:text-underline-color="font-color" fo:font-weight="bold" officeooo:rsid="04affcf8" fo:background-color="transparent" loext:char-shading-value="0" style:font-style-asian="italic" style:font-weight-asian="bold" style:font-style-complex="italic" style:font-weight-complex="bold"/>
    </style:style>
    <style:style style:name="T135" style:family="text">
      <style:text-properties fo:language="en" fo:country="US"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136" style:family="text">
      <style:text-properties fo:language="en" fo:country="US"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37" style:family="text">
      <style:text-properties fo:language="en" fo:country="US" fo:font-style="normal" fo:font-weight="normal" officeooo:rsid="03c46b51" fo:background-color="#dddddd" loext:char-shading-value="0" style:font-style-asian="normal" style:font-weight-asian="normal" style:font-style-complex="normal" style:font-weight-complex="normal"/>
    </style:style>
    <style:style style:name="T138" style:family="text">
      <style:text-properties fo:language="en" fo:country="US" fo:font-style="normal" fo:font-weight="normal" officeooo:rsid="03d3ecb9" fo:background-color="#dddddd" loext:char-shading-value="0" style:font-style-asian="normal" style:font-weight-asian="normal" style:font-style-complex="normal" style:font-weight-complex="normal"/>
    </style:style>
    <style:style style:name="T139" style:family="text">
      <style:text-properties fo:language="en" fo:country="US" fo:font-style="normal" fo:font-weight="normal" officeooo:rsid="04b0b49d" fo:background-color="#dddddd" loext:char-shading-value="0" style:font-style-asian="normal" style:font-weight-asian="normal" style:font-style-complex="normal" style:font-weight-complex="normal"/>
    </style:style>
    <style:style style:name="T140" style:family="text">
      <style:text-properties fo:language="en" fo:country="US" fo:font-style="normal" fo:font-weight="normal" officeooo:rsid="04affcf8" fo:background-color="#dddddd" loext:char-shading-value="0" style:font-style-asian="normal" style:font-weight-asian="normal" style:font-style-complex="normal" style:font-weight-complex="normal"/>
    </style:style>
    <style:style style:name="T141" style:family="text">
      <style:text-properties fo:language="en" fo:country="US" fo:font-style="normal" fo:font-weight="normal" officeooo:rsid="04b192f9" fo:background-color="#dddddd" loext:char-shading-value="0" style:font-style-asian="normal" style:font-weight-asian="normal" style:font-style-complex="normal" style:font-weight-complex="normal"/>
    </style:style>
    <style:style style:name="T142" style:family="text">
      <style:text-properties fo:language="en" fo:country="US" fo:font-style="normal" fo:font-weight="normal" officeooo:rsid="04b249d5" fo:background-color="#dddddd" loext:char-shading-value="0" style:font-style-asian="normal" style:font-weight-asian="normal" style:font-style-complex="normal" style:font-weight-complex="normal"/>
    </style:style>
    <style:style style:name="T143" style:family="text">
      <style:text-properties fo:language="en" fo:country="US" fo:font-style="normal" fo:font-weight="normal" officeooo:rsid="04bab175" fo:background-color="#dddddd" loext:char-shading-value="0" style:font-style-asian="normal" style:font-weight-asian="normal" style:font-style-complex="normal" style:font-weight-complex="normal"/>
    </style:style>
    <style:style style:name="T144" style:family="text">
      <style:text-properties fo:language="en" fo:country="US" fo:font-style="normal" fo:font-weight="normal" officeooo:rsid="0491b681" fo:background-color="#dddddd" loext:char-shading-value="0" style:font-style-asian="normal" style:font-weight-asian="normal" style:font-style-complex="normal" style:font-weight-complex="normal"/>
    </style:style>
    <style:style style:name="T145" style:family="text">
      <style:text-properties fo:language="en" fo:country="US" fo:font-style="normal" fo:font-weight="normal" officeooo:rsid="04cc64a4" fo:background-color="#dddddd" loext:char-shading-value="0" style:font-style-asian="normal" style:font-weight-asian="normal" style:font-style-complex="normal" style:font-weight-complex="normal"/>
    </style:style>
    <style:style style:name="T146" style:family="text">
      <style:text-properties fo:language="en" fo:country="US" fo:font-style="normal" fo:font-weight="normal" officeooo:rsid="04ce6ac5" fo:background-color="#dddddd" loext:char-shading-value="0" style:font-style-asian="normal" style:font-weight-asian="normal" style:font-style-complex="normal" style:font-weight-complex="normal"/>
    </style:style>
    <style:style style:name="T147" style:family="text">
      <style:text-properties fo:language="en" fo:country="US" fo:font-style="normal" fo:font-weight="normal" officeooo:rsid="04d03fd7" fo:background-color="#dddddd" loext:char-shading-value="0" style:font-style-asian="normal" style:font-weight-asian="normal" style:font-style-complex="normal" style:font-weight-complex="normal"/>
    </style:style>
    <style:style style:name="T148" style:family="text">
      <style:text-properties fo:language="en" fo:country="US" fo:font-style="normal" fo:font-weight="normal" officeooo:rsid="04d47472" fo:background-color="#dddddd" loext:char-shading-value="0" style:font-style-asian="normal" style:font-weight-asian="normal" style:font-style-complex="normal" style:font-weight-complex="normal"/>
    </style:style>
    <style:style style:name="T149" style:family="text">
      <style:text-properties fo:language="en" fo:country="US" fo:font-style="normal" fo:font-weight="normal" officeooo:rsid="04641c73" fo:background-color="#dddddd" loext:char-shading-value="0" style:font-style-asian="normal" style:font-weight-asian="normal" style:font-style-complex="normal" style:font-weight-complex="normal"/>
    </style:style>
    <style:style style:name="T150" style:family="text">
      <style:text-properties fo:language="en" fo:country="US" fo:font-style="normal" fo:font-weight="normal" officeooo:rsid="0456b98d" fo:background-color="#dddddd" loext:char-shading-value="0" style:font-style-asian="normal" style:font-weight-asian="normal" style:font-style-complex="normal" style:font-weight-complex="normal"/>
    </style:style>
    <style:style style:name="T151" style:family="text">
      <style:text-properties fo:language="en" fo:country="US" fo:font-style="normal" fo:font-weight="normal" officeooo:rsid="04d902d6" fo:background-color="#dddddd" loext:char-shading-value="0" style:font-style-asian="normal" style:font-weight-asian="normal" style:font-style-complex="normal" style:font-weight-complex="normal"/>
    </style:style>
    <style:style style:name="T152" style:family="text">
      <style:text-properties fo:language="en" fo:country="US" fo:font-style="normal" fo:font-weight="normal" officeooo:rsid="04de7a63" fo:background-color="#dddddd" loext:char-shading-value="0" style:font-style-asian="normal" style:font-weight-asian="normal" style:font-style-complex="normal" style:font-weight-complex="normal"/>
    </style:style>
    <style:style style:name="T153" style:family="text">
      <style:text-properties fo:language="en" fo:country="US" fo:font-style="normal" fo:font-weight="normal" officeooo:rsid="04df731a" fo:background-color="#dddddd" loext:char-shading-value="0" style:font-style-asian="normal" style:font-weight-asian="normal" style:font-style-complex="normal" style:font-weight-complex="normal"/>
    </style:style>
    <style:style style:name="T154" style:family="text">
      <style:text-properties fo:language="en" fo:country="US" fo:font-style="normal" fo:font-weight="normal" officeooo:rsid="04dfaa5c" fo:background-color="#dddddd" loext:char-shading-value="0" style:font-style-asian="normal" style:font-weight-asian="normal" style:font-style-complex="normal" style:font-weight-complex="normal"/>
    </style:style>
    <style:style style:name="T155" style:family="text">
      <style:text-properties fo:language="en" fo:country="US" fo:font-style="normal" fo:font-weight="normal" officeooo:rsid="04e7fd24" fo:background-color="#dddddd" loext:char-shading-value="0" style:font-style-asian="normal" style:font-weight-asian="normal" style:font-style-complex="normal" style:font-weight-complex="normal"/>
    </style:style>
    <style:style style:name="T156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57" style:family="text">
      <style:text-properties fo:language="en" fo:country="US" fo:font-style="normal" fo:font-weight="normal" officeooo:rsid="043125aa" fo:background-color="transparent" loext:char-shading-value="0" style:font-style-asian="normal" style:font-weight-asian="normal" style:font-style-complex="normal" style:font-weight-complex="normal"/>
    </style:style>
    <style:style style:name="T158" style:family="text">
      <style:text-properties fo:language="en" fo:country="US" fo:font-style="normal" fo:font-weight="normal" officeooo:rsid="04853cbc" fo:background-color="transparent" loext:char-shading-value="0" style:font-style-asian="normal" style:font-weight-asian="normal" style:font-style-complex="normal" style:font-weight-complex="normal"/>
    </style:style>
    <style:style style:name="T159" style:family="text">
      <style:text-properties fo:language="en" fo:country="US" fo:font-style="normal" fo:font-weight="normal" officeooo:rsid="0484a1d3" fo:background-color="transparent" loext:char-shading-value="0" style:font-style-asian="normal" style:font-weight-asian="normal" style:font-style-complex="normal" style:font-weight-complex="normal"/>
    </style:style>
    <style:style style:name="T160" style:family="text">
      <style:text-properties fo:language="en" fo:country="US" fo:font-style="normal" fo:font-weight="normal" officeooo:rsid="04904dd2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fo:language="en" fo:country="US" fo:font-style="normal" fo:font-weight="normal" officeooo:rsid="0493b626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fo:language="en" fo:country="US" fo:font-style="normal" fo:font-weight="normal" officeooo:rsid="04abb244" fo:background-color="transparent" loext:char-shading-value="0" style:font-style-asian="normal" style:font-weight-asian="normal" style:font-style-complex="normal" style:font-weight-complex="normal"/>
    </style:style>
    <style:style style:name="T163" style:family="text">
      <style:text-properties fo:language="en" fo:country="US" fo:font-style="normal" fo:font-weight="normal" officeooo:rsid="04af80fd" fo:background-color="transparent" loext:char-shading-value="0" style:font-style-asian="normal" style:font-weight-asian="normal" style:font-style-complex="normal" style:font-weight-complex="normal"/>
    </style:style>
    <style:style style:name="T164" style:family="text">
      <style:text-properties fo:language="en" fo:country="US" fo:font-style="normal" fo:font-weight="normal" officeooo:rsid="049ef93f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style="normal" fo:font-weight="normal" officeooo:rsid="04affcf8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style="normal" fo:font-weight="normal" officeooo:rsid="021be2de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style="normal" fo:font-weight="normal" officeooo:rsid="04b3d483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style="normal" fo:font-weight="normal" officeooo:rsid="04b83e59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language="en" fo:country="US" fo:font-style="normal" fo:font-weight="normal" officeooo:rsid="04b944b3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language="en" fo:country="US" fo:font-style="normal" fo:font-weight="normal" officeooo:rsid="04ba1882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language="en" fo:country="US" fo:font-style="normal" fo:font-weight="normal" officeooo:rsid="04bab175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fo:language="en" fo:country="US" fo:font-style="normal" fo:font-weight="normal" officeooo:rsid="04bc914b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fo:language="en" fo:country="US" fo:font-style="normal" fo:font-weight="normal" officeooo:rsid="04bdc172" fo:background-color="transparent" loext:char-shading-value="0" style:font-style-asian="normal" style:font-weight-asian="normal" style:font-style-complex="normal" style:font-weight-complex="normal"/>
    </style:style>
    <style:style style:name="T174" style:family="text">
      <style:text-properties fo:language="en" fo:country="US" fo:font-style="normal" fo:font-weight="normal" officeooo:rsid="04be16db" fo:background-color="transparent" loext:char-shading-value="0" style:font-style-asian="normal" style:font-weight-asian="normal" style:font-style-complex="normal" style:font-weight-complex="normal"/>
    </style:style>
    <style:style style:name="T175" style:family="text">
      <style:text-properties fo:language="en" fo:country="US" fo:font-style="normal" fo:font-weight="normal" officeooo:rsid="04bfa7d2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fo:language="en" fo:country="US" fo:font-style="normal" fo:font-weight="normal" officeooo:rsid="04bfd1c9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fo:language="en" fo:country="US" fo:font-style="normal" fo:font-weight="normal" officeooo:rsid="04b3113a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fo:language="en" fo:country="US" fo:font-style="normal" fo:font-weight="normal" officeooo:rsid="04c7259b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fo:font-weight="normal" officeooo:rsid="04c73930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style="normal" fo:font-weight="normal" officeooo:rsid="04c85a73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fo:language="en" fo:country="US" fo:font-style="normal" fo:font-weight="normal" officeooo:rsid="03ee35fb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fo:language="en" fo:country="US" fo:font-style="normal" fo:font-weight="normal" officeooo:rsid="04d72ce0" fo:background-color="transparent" loext:char-shading-value="0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fo:font-weight="normal" officeooo:rsid="04d902d6" fo:background-color="transparent" loext:char-shading-value="0" style:font-style-asian="normal" style:font-weight-asian="normal" style:font-style-complex="normal" style:font-weight-complex="normal"/>
    </style:style>
    <style:style style:name="T184" style:family="text">
      <style:text-properties fo:language="en" fo:country="US" fo:font-style="normal" fo:font-weight="normal" officeooo:rsid="0456b98d" fo:background-color="transparent" loext:char-shading-value="0" style:font-style-asian="normal" style:font-weight-asian="normal" style:font-style-complex="normal" style:font-weight-complex="normal"/>
    </style:style>
    <style:style style:name="T185" style:family="text">
      <style:text-properties fo:language="en" fo:country="US" fo:font-style="normal" fo:font-weight="normal" officeooo:rsid="04de7a63" fo:background-color="transparent" loext:char-shading-value="0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fo:font-weight="normal" officeooo:rsid="04e7fd24" fo:background-color="transparent" loext:char-shading-value="0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88" style:family="text">
      <style:text-properties fo:language="en" fo:country="US" fo:font-style="normal" fo:font-weight="bold" officeooo:rsid="04853cbc" fo:background-color="transparent" loext:char-shading-value="0" style:font-style-asian="normal" style:font-weight-asian="bold" style:font-style-complex="normal" style:font-weight-complex="bold"/>
    </style:style>
    <style:style style:name="T189" style:family="text">
      <style:text-properties fo:language="en" fo:country="US" fo:font-style="normal" fo:font-weight="bold" officeooo:rsid="049ef93f" fo:background-color="transparent" loext:char-shading-value="0" style:font-style-asian="normal" style:font-weight-asian="bold" style:font-style-complex="normal" style:font-weight-complex="bold"/>
    </style:style>
    <style:style style:name="T190" style:family="text">
      <style:text-properties fo:language="en" fo:country="US" fo:font-style="normal" fo:font-weight="bold" officeooo:rsid="021be2de" fo:background-color="transparent" loext:char-shading-value="0" style:font-style-asian="normal" style:font-weight-asian="bold" style:font-style-complex="normal" style:font-weight-complex="bold"/>
    </style:style>
    <style:style style:name="T191" style:family="text">
      <style:text-properties fo:language="en" fo:country="US" fo:font-style="normal" fo:font-weight="bold" officeooo:rsid="04bab175" fo:background-color="transparent" loext:char-shading-value="0" style:font-style-asian="normal" style:font-weight-asian="bold" style:font-style-complex="normal" style:font-weight-complex="bold"/>
    </style:style>
    <style:style style:name="T192" style:family="text">
      <style:text-properties fo:language="en" fo:country="US" fo:font-style="normal" fo:font-weight="bold" officeooo:rsid="04affcf8" fo:background-color="transparent" loext:char-shading-value="0" style:font-style-asian="normal" style:font-weight-asian="bold" style:font-style-complex="normal" style:font-weight-complex="bold"/>
    </style:style>
    <style:style style:name="T193" style:family="text">
      <style:text-properties fo:language="en" fo:country="US" fo:font-style="normal" fo:font-weight="bold" officeooo:rsid="0100f487" fo:background-color="transparent" loext:char-shading-value="0" style:font-style-asian="normal" style:font-weight-asian="bold" style:font-style-complex="normal" style:font-weight-complex="bold"/>
    </style:style>
    <style:style style:name="T194" style:family="text">
      <style:text-properties fo:language="en" fo:country="US" fo:font-style="normal" fo:font-weight="bold" officeooo:rsid="04bc914b" fo:background-color="transparent" loext:char-shading-value="0" style:font-style-asian="normal" style:font-weight-asian="bold" style:font-style-complex="normal" style:font-weight-complex="bold"/>
    </style:style>
    <style:style style:name="T195" style:family="text">
      <style:text-properties fo:language="en" fo:country="US" fo:font-style="normal" fo:font-weight="bold" officeooo:rsid="04bdc172" fo:background-color="transparent" loext:char-shading-value="0" style:font-style-asian="normal" style:font-weight-asian="bold" style:font-style-complex="normal" style:font-weight-complex="bold"/>
    </style:style>
    <style:style style:name="T196" style:family="text">
      <style:text-properties fo:language="en" fo:country="US" fo:font-style="normal" fo:font-weight="bold" officeooo:rsid="04be16db" fo:background-color="transparent" loext:char-shading-value="0" style:font-style-asian="normal" style:font-weight-asian="bold" style:font-style-complex="normal" style:font-weight-complex="bold"/>
    </style:style>
    <style:style style:name="T197" style:family="text">
      <style:text-properties fo:language="en" fo:country="US" fo:font-style="normal" fo:font-weight="bold" officeooo:rsid="04c7259b" fo:background-color="transparent" loext:char-shading-value="0" style:font-style-asian="normal" style:font-weight-asian="bold" style:font-style-complex="normal" style:font-weight-complex="bold"/>
    </style:style>
    <style:style style:name="T198" style:family="text">
      <style:text-properties fo:language="en" fo:country="US" fo:font-style="normal" fo:font-weight="bold" officeooo:rsid="04c85a73" fo:background-color="transparent" loext:char-shading-value="0" style:font-style-asian="normal" style:font-weight-asian="bold" style:font-style-complex="normal" style:font-weight-complex="bold"/>
    </style:style>
    <style:style style:name="T199" style:family="text">
      <style:text-properties fo:language="en" fo:country="US" fo:font-style="normal" fo:font-weight="bold" officeooo:rsid="04c73930" fo:background-color="transparent" loext:char-shading-value="0" style:font-style-asian="normal" style:font-weight-asian="bold" style:font-style-complex="normal" style:font-weight-complex="bold"/>
    </style:style>
    <style:style style:name="T200" style:family="text">
      <style:text-properties fo:language="en" fo:country="US" fo:font-style="normal" fo:font-weight="bold" officeooo:rsid="0439564e" fo:background-color="transparent" loext:char-shading-value="0" style:font-style-asian="normal" style:font-weight-asian="bold" style:font-style-complex="normal" style:font-weight-complex="bold"/>
    </style:style>
    <style:style style:name="T201" style:family="text">
      <style:text-properties fo:language="en" fo:country="US" fo:font-style="normal" fo:font-weight="bold" officeooo:rsid="03ee35fb" fo:background-color="transparent" loext:char-shading-value="0" style:font-style-asian="normal" style:font-weight-asian="bold" style:font-style-complex="normal" style:font-weight-complex="bold"/>
    </style:style>
    <style:style style:name="T202" style:family="text">
      <style:text-properties fo:language="en" fo:country="US" fo:font-style="normal" fo:font-weight="bold" officeooo:rsid="0456b98d" fo:background-color="transparent" loext:char-shading-value="0" style:font-style-asian="normal" style:font-weight-asian="bold" style:font-style-complex="normal" style:font-weight-complex="bold"/>
    </style:style>
    <style:style style:name="T203" style:family="text">
      <style:text-properties fo:language="en" fo:country="US"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204" style:family="text">
      <style:text-properties fo:language="en" fo:country="US" fo:font-style="normal" fo:font-weight="bold" officeooo:rsid="03d3ecb9" fo:background-color="#dddddd" loext:char-shading-value="0" style:font-style-asian="normal" style:font-weight-asian="bold" style:font-style-complex="normal" style:font-weight-complex="bold"/>
    </style:style>
    <style:style style:name="T205" style:family="text">
      <style:text-properties fo:language="en" fo:country="US" fo:font-style="normal" fo:font-weight="bold" officeooo:rsid="04bab175" fo:background-color="#dddddd" loext:char-shading-value="0" style:font-style-asian="normal" style:font-weight-asian="bold" style:font-style-complex="normal" style:font-weight-complex="bold"/>
    </style:style>
    <style:style style:name="T206" style:family="text">
      <style:text-properties fo:language="en" fo:country="US" fo:font-style="normal" fo:font-weight="bold" officeooo:rsid="0491b681" fo:background-color="#dddddd" loext:char-shading-value="0" style:font-style-asian="normal" style:font-weight-asian="bold" style:font-style-complex="normal" style:font-weight-complex="bold"/>
    </style:style>
    <style:style style:name="T207" style:family="text">
      <style:text-properties fo:language="en" fo:country="US" fo:font-style="normal" fo:font-weight="bold" officeooo:rsid="04cc64a4" fo:background-color="#dddddd" loext:char-shading-value="0" style:font-style-asian="normal" style:font-weight-asian="bold" style:font-style-complex="normal" style:font-weight-complex="bold"/>
    </style:style>
    <style:style style:name="T208" style:family="text">
      <style:text-properties fo:language="en" fo:country="US" fo:font-style="normal" fo:font-weight="bold" officeooo:rsid="04d47472" fo:background-color="#dddddd" loext:char-shading-value="0" style:font-style-asian="normal" style:font-weight-asian="bold" style:font-style-complex="normal" style:font-weight-complex="bold"/>
    </style:style>
    <style:style style:name="T209" style:family="text">
      <style:text-properties fo:language="en" fo:country="US" fo:font-style="normal" fo:font-weight="bold" officeooo:rsid="04df731a" fo:background-color="#dddddd" loext:char-shading-value="0" style:font-style-asian="normal" style:font-weight-asian="bold" style:font-style-complex="normal" style:font-weight-complex="bold"/>
    </style:style>
    <style:style style:name="T210" style:family="text">
      <style:text-properties fo:language="en" fo:country="US" fo:font-style="normal" fo:font-weight="bold" officeooo:rsid="04e7fd24" fo:background-color="#dddddd" loext:char-shading-value="0" style:font-style-asian="normal" style:font-weight-asian="bold" style:font-style-complex="normal" style:font-weight-complex="bold"/>
    </style:style>
    <style:style style:name="T211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212" style:family="text">
      <style:text-properties fo:language="en" fo:country="US" fo:font-style="normal" fo:font-weight="bold" officeooo:rsid="00ab4647" fo:background-color="#fff200" loext:char-shading-value="0" style:font-style-asian="normal" style:font-weight-asian="bold" style:font-style-complex="normal" style:font-weight-complex="bold"/>
    </style:style>
    <style:style style:name="T213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214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215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216" style:family="text">
      <style:text-properties fo:language="en" fo:country="US" fo:font-weight="bold" officeooo:rsid="03c46b51" fo:background-color="#fff200" loext:char-shading-value="0" style:font-weight-asian="bold" style:font-weight-complex="bold"/>
    </style:style>
    <style:style style:name="T217" style:family="text">
      <style:text-properties fo:language="en" fo:country="US" fo:font-weight="bold" officeooo:rsid="04704b22" fo:background-color="#fff200" loext:char-shading-value="0" style:font-weight-asian="bold" style:font-weight-complex="bold"/>
    </style:style>
    <style:style style:name="T218" style:family="text">
      <style:text-properties fo:language="en" fo:country="US" fo:font-weight="bold" officeooo:rsid="048393ee" fo:background-color="#fff200" loext:char-shading-value="0" style:font-weight-asian="bold" style:font-weight-complex="bold"/>
    </style:style>
    <style:style style:name="T219" style:family="text">
      <style:text-properties fo:language="en" fo:country="US" fo:font-weight="bold" officeooo:rsid="048af044" fo:background-color="#fff200" loext:char-shading-value="0" style:font-weight-asian="bold" style:font-weight-complex="bold"/>
    </style:style>
    <style:style style:name="T220" style:family="text">
      <style:text-properties fo:language="en" fo:country="US" fo:font-weight="bold" officeooo:rsid="048fb6b9" fo:background-color="#fff200" loext:char-shading-value="0" style:font-weight-asian="bold" style:font-weight-complex="bold"/>
    </style:style>
    <style:style style:name="T221" style:family="text">
      <style:text-properties fo:language="en" fo:country="US" fo:font-weight="bold" officeooo:rsid="04a31e23" fo:background-color="#fff200" loext:char-shading-value="0" style:font-weight-asian="bold" style:font-weight-complex="bold"/>
    </style:style>
    <style:style style:name="T222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23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224" style:family="text">
      <style:text-properties fo:language="en" fo:country="US" fo:font-weight="bold" officeooo:rsid="03c98fd5" fo:background-color="#dddddd" loext:char-shading-value="0" style:font-weight-asian="bold" style:font-weight-complex="bold"/>
    </style:style>
    <style:style style:name="T225" style:family="text">
      <style:text-properties fo:language="en" fo:country="US" fo:font-weight="bold" officeooo:rsid="03d3ecb9" fo:background-color="#dddddd" loext:char-shading-value="0" style:font-weight-asian="bold" style:font-weight-complex="bold"/>
    </style:style>
    <style:style style:name="T226" style:family="text">
      <style:text-properties fo:language="en" fo:country="US" fo:font-weight="bold" officeooo:rsid="04704b22" fo:background-color="#dddddd" loext:char-shading-value="0" style:font-weight-asian="bold" style:font-weight-complex="bold"/>
    </style:style>
    <style:style style:name="T227" style:family="text">
      <style:text-properties fo:language="en" fo:country="US" fo:font-weight="bold" officeooo:rsid="048988a9" fo:background-color="#dddddd" loext:char-shading-value="0" style:font-weight-asian="bold" style:font-weight-complex="bold"/>
    </style:style>
    <style:style style:name="T228" style:family="text">
      <style:text-properties fo:language="en" fo:country="US" fo:font-weight="bold" officeooo:rsid="0491cd36" fo:background-color="#dddddd" loext:char-shading-value="0" style:font-weight-asian="bold" style:font-weight-complex="bold"/>
    </style:style>
    <style:style style:name="T229" style:family="text">
      <style:text-properties fo:language="en" fo:country="US" fo:font-weight="bold" officeooo:rsid="0472095c" fo:background-color="#dddddd" loext:char-shading-value="0" style:font-weight-asian="bold" style:font-weight-complex="bold"/>
    </style:style>
    <style:style style:name="T230" style:family="text">
      <style:text-properties fo:language="en" fo:country="US" fo:font-weight="bold" officeooo:rsid="04a5c054" fo:background-color="#dddddd" loext:char-shading-value="0" style:font-weight-asian="bold" style:font-weight-complex="bold"/>
    </style:style>
    <style:style style:name="T231" style:family="text">
      <style:text-properties fo:language="en" fo:country="US" fo:font-weight="bold" officeooo:rsid="04a6f344" fo:background-color="#dddddd" loext:char-shading-value="0" style:font-weight-asian="bold" style:font-weight-complex="bold"/>
    </style:style>
    <style:style style:name="T232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233" style:family="text">
      <style:text-properties fo:language="en" fo:country="US" fo:font-weight="bold" officeooo:rsid="03c46b51" fo:background-color="transparent" loext:char-shading-value="0" style:font-weight-asian="bold" style:font-weight-complex="bold"/>
    </style:style>
    <style:style style:name="T234" style:family="text">
      <style:text-properties fo:language="en" fo:country="US" fo:font-weight="bold" officeooo:rsid="0472095c" fo:background-color="transparent" loext:char-shading-value="0" style:font-weight-asian="bold" style:font-weight-complex="bold"/>
    </style:style>
    <style:style style:name="T235" style:family="text">
      <style:text-properties fo:language="en" fo:country="US" fo:font-weight="bold" officeooo:rsid="04724798" fo:background-color="transparent" loext:char-shading-value="0" style:font-weight-asian="bold" style:font-weight-complex="bold"/>
    </style:style>
    <style:style style:name="T236" style:family="text">
      <style:text-properties fo:language="en" fo:country="US" fo:font-weight="bold" officeooo:rsid="04795b00" fo:background-color="transparent" loext:char-shading-value="0" style:font-weight-asian="bold" style:font-weight-complex="bold"/>
    </style:style>
    <style:style style:name="T237" style:family="text">
      <style:text-properties fo:language="en" fo:country="US" fo:font-weight="bold" officeooo:rsid="0484a1d3" fo:background-color="transparent" loext:char-shading-value="0" style:font-weight-asian="bold" style:font-weight-complex="bold"/>
    </style:style>
    <style:style style:name="T238" style:family="text">
      <style:text-properties fo:language="en" fo:country="US" fo:font-weight="bold" officeooo:rsid="048af044" fo:background-color="transparent" loext:char-shading-value="0" style:font-weight-asian="bold" style:font-weight-complex="bold"/>
    </style:style>
    <style:style style:name="T239" style:family="text">
      <style:text-properties fo:language="en" fo:country="US" fo:font-weight="bold" officeooo:rsid="048c3b99" fo:background-color="transparent" loext:char-shading-value="0" style:font-weight-asian="bold" style:font-weight-complex="bold"/>
    </style:style>
    <style:style style:name="T240" style:family="text">
      <style:text-properties fo:language="en" fo:country="US" fo:font-weight="bold" officeooo:rsid="04948589" fo:background-color="transparent" loext:char-shading-value="0" style:font-weight-asian="bold" style:font-weight-complex="bold"/>
    </style:style>
    <style:style style:name="T241" style:family="text">
      <style:text-properties fo:language="en" fo:country="US" fo:font-weight="bold" officeooo:rsid="049a3ddd" fo:background-color="transparent" loext:char-shading-value="0" style:font-weight-asian="bold" style:font-weight-complex="bold"/>
    </style:style>
    <style:style style:name="T242" style:family="text">
      <style:text-properties fo:language="en" fo:country="US" fo:font-weight="bold" officeooo:rsid="049d5f70" fo:background-color="transparent" loext:char-shading-value="0" style:font-weight-asian="bold" style:font-weight-complex="bold"/>
    </style:style>
    <style:style style:name="T243" style:family="text">
      <style:text-properties fo:language="en" fo:country="US" fo:font-weight="bold" officeooo:rsid="04a8f2b7" fo:background-color="transparent" loext:char-shading-value="0" style:font-weight-asian="bold" style:font-weight-complex="bold"/>
    </style:style>
    <style:style style:name="T244" style:family="text">
      <style:text-properties fo:language="en" fo:country="US" fo:font-weight="bold" officeooo:rsid="04ab0f72" fo:background-color="transparent" loext:char-shading-value="0" style:font-weight-asian="bold" style:font-weight-complex="bold"/>
    </style:style>
    <style:style style:name="T245" style:family="text">
      <style:text-properties fo:language="en" fo:country="US" fo:font-weight="bold" officeooo:rsid="04a6f344" fo:background-color="transparent" loext:char-shading-value="0" style:font-weight-asian="bold" style:font-weight-complex="bold"/>
    </style:style>
    <style:style style:name="T246" style:family="text">
      <style:text-properties fo:language="en" fo:country="US" fo:font-weight="bold" officeooo:rsid="0473d103" fo:background-color="transparent" loext:char-shading-value="0" style:font-weight-asian="bold" style:font-weight-complex="bold"/>
    </style:style>
    <style:style style:name="T247" style:family="text">
      <style:text-properties fo:language="en" fo:country="US" fo:font-weight="bold" officeooo:rsid="04dab479" fo:background-color="transparent" loext:char-shading-value="0" style:font-weight-asian="bold" style:font-weight-complex="bold"/>
    </style:style>
    <style:style style:name="T248" style:family="text">
      <style:text-properties fo:language="en" fo:country="US" fo:font-weight="bold" officeooo:rsid="04dc3d41" fo:background-color="transparent" loext:char-shading-value="0" style:font-weight-asian="bold" style:font-weight-complex="bold"/>
    </style:style>
    <style:style style:name="T249" style:family="text">
      <style:text-properties fo:language="en" fo:country="US" fo:font-weight="bold" officeooo:rsid="04aae4da" fo:background-color="transparent" loext:char-shading-value="0" style:font-weight-asian="bold" style:font-weight-complex="bold"/>
    </style:style>
    <style:style style:name="T250" style:family="text">
      <style:text-properties fo:language="en" fo:country="US" fo:font-weight="bold" officeooo:rsid="0493b626" fo:background-color="transparent" loext:char-shading-value="0" style:font-weight-asian="bold" style:font-weight-complex="bold"/>
    </style:style>
    <style:style style:name="T251" style:family="text">
      <style:text-properties fo:language="en" fo:country="US" fo:font-weight="bold" officeooo:rsid="04e5c08e" fo:background-color="transparent" loext:char-shading-value="0" style:font-weight-asian="bold" style:font-weight-complex="bold"/>
    </style:style>
    <style:style style:name="T252" style:family="text">
      <style:text-properties fo:language="en" fo:country="US" fo:font-weight="bold" officeooo:rsid="04904dd2" fo:background-color="transparent" loext:char-shading-value="0" style:font-weight-asian="bold" style:font-weight-complex="bold"/>
    </style:style>
    <style:style style:name="T253" style:family="text">
      <style:text-properties fo:language="en" fo:country="US" fo:font-weight="bold" officeooo:rsid="00704232" style:font-weight-asian="bold" style:font-weight-complex="bold"/>
    </style:style>
    <style:style style:name="T254" style:family="text">
      <style:text-properties fo:language="en" fo:country="US" fo:font-weight="bold" officeooo:rsid="00d88c8c" style:font-weight-asian="bold" style:font-weight-complex="bold"/>
    </style:style>
    <style:style style:name="T255" style:family="text">
      <style:text-properties fo:language="en" fo:country="US" fo:font-weight="bold" officeooo:rsid="04ce6ac5" style:font-weight-asian="bold" style:font-weight-complex="bold"/>
    </style:style>
    <style:style style:name="T256" style:family="text">
      <style:text-properties fo:language="en" fo:country="US" fo:font-weight="bold" officeooo:rsid="04d03fd7" style:font-weight-asian="bold" style:font-weight-complex="bold"/>
    </style:style>
    <style:style style:name="T257" style:family="text">
      <style:text-properties fo:language="en" fo:country="US" fo:font-weight="bold" officeooo:rsid="04d34d01" style:font-weight-asian="bold" style:font-weight-complex="bold"/>
    </style:style>
    <style:style style:name="T258" style:family="text">
      <style:text-properties fo:language="en" fo:country="US" fo:font-weight="bold" officeooo:rsid="04d47472" style:font-weight-asian="bold" style:font-weight-complex="bold"/>
    </style:style>
    <style:style style:name="T259" style:family="text">
      <style:text-properties fo:language="en" fo:country="US" officeooo:rsid="00bb70dd"/>
    </style:style>
    <style:style style:name="T260" style:family="text">
      <style:text-properties fo:language="en" fo:country="US" officeooo:rsid="00704232"/>
    </style:style>
    <style:style style:name="T261" style:family="text">
      <style:text-properties fo:language="en" fo:country="US" officeooo:rsid="0032ee51"/>
    </style:style>
    <style:style style:name="T262" style:family="text">
      <style:text-properties fo:color="#999999" loext:opacity="100%" fo:font-weight="bold" officeooo:rsid="001e4eb8" style:font-weight-asian="bold" style:font-weight-complex="bold"/>
    </style:style>
    <style:style style:name="T263" style:family="text">
      <style:text-properties fo:color="#999999" loext:opacity="100%" fo:font-weight="bold" officeooo:rsid="00373dfb" style:font-weight-asian="bold" style:font-weight-complex="bold"/>
    </style:style>
    <style:style style:name="T264" style:family="text">
      <style:text-properties fo:color="#999999" loext:opacity="100%" fo:font-weight="bold" officeooo:rsid="01ebd016" style:font-weight-asian="bold" style:font-weight-complex="bold"/>
    </style:style>
    <style:style style:name="T265" style:family="text">
      <style:text-properties fo:color="#999999" loext:opacity="100%" fo:font-weight="bold" officeooo:rsid="014f0a12" style:font-weight-asian="bold" style:font-weight-complex="bold"/>
    </style:style>
    <style:style style:name="T266" style:family="text">
      <style:text-properties fo:color="#999999" loext:opacity="100%" fo:font-weight="bold" officeooo:rsid="03efad13" style:font-weight-asian="bold" style:font-weight-complex="bold"/>
    </style:style>
    <style:style style:name="T267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68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69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70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71" style:family="text">
      <style:text-properties fo:color="#999999" loext:opacity="100%" fo:font-weight="bold" officeooo:rsid="044a6b78" fo:background-color="#ffffff" loext:char-shading-value="0" style:font-weight-asian="bold" style:font-weight-complex="bold"/>
    </style:style>
    <style:style style:name="T272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273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274" style:family="text">
      <style:text-properties fo:color="#999999" loext:opacity="100%" fo:language="en" fo:country="US" fo:font-style="normal" fo:font-weight="normal" officeooo:rsid="001e4eb8" fo:background-color="transparent" loext:char-shading-value="0" style:font-style-asian="normal" style:font-weight-asian="normal" style:font-style-complex="normal" style:font-weight-complex="normal"/>
    </style:style>
    <style:style style:name="T275" style:family="text">
      <style:text-properties fo:color="#999999" loext:opacity="100%" fo:language="en" fo:country="US" fo:font-style="normal" fo:font-weight="normal" officeooo:rsid="04affcf8" fo:background-color="transparent" loext:char-shading-value="0" style:font-style-asian="normal" style:font-weight-asian="normal" style:font-style-complex="normal" style:font-weight-complex="normal"/>
    </style:style>
    <style:style style:name="T276" style:family="text">
      <style:text-properties fo:color="#999999" loext:opacity="100%" fo:language="en" fo:country="US" fo:font-style="normal" fo:font-weight="normal" officeooo:rsid="001e4eb8" fo:background-color="#dddddd" loext:char-shading-value="0" style:font-style-asian="normal" style:font-weight-asian="normal" style:font-style-complex="normal" style:font-weight-complex="normal"/>
    </style:style>
    <style:style style:name="T277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278" style:family="text">
      <style:text-properties fo:color="#999999" loext:opacity="100%" fo:language="en" fo:country="US" fo:font-weight="bold" officeooo:rsid="03f357c7" style:font-weight-asian="bold" style:font-weight-complex="bold"/>
    </style:style>
    <style:style style:name="T279" style:family="text">
      <style:text-properties fo:color="#999999" loext:opacity="100%" fo:language="en" fo:country="US" fo:font-weight="bold" officeooo:rsid="03fa6c49" style:font-weight-asian="bold" style:font-weight-complex="bold"/>
    </style:style>
    <style:style style:name="T280" style:family="text">
      <style:text-properties fo:color="#999999" loext:opacity="100%" fo:font-style="normal" officeooo:rsid="028af2ba" style:font-style-asian="normal" style:font-style-complex="normal"/>
    </style:style>
    <style:style style:name="T281" style:family="text">
      <style:text-properties fo:color="#999999" loext:opacity="100%" fo:font-style="normal" officeooo:rsid="03bb9eb9" style:font-style-asian="normal" style:font-style-complex="normal"/>
    </style:style>
    <style:style style:name="T282" style:family="text">
      <style:text-properties fo:color="#999999" loext:opacity="100%" style:text-underline-style="none" fo:font-weight="normal" officeooo:rsid="01087ab0" fo:background-color="#ffffff" loext:char-shading-value="0" style:font-weight-asian="normal" style:font-weight-complex="normal"/>
    </style:style>
    <style:style style:name="T283" style:family="text">
      <style:text-properties fo:color="#999999" loext:opacity="100%" fo:font-weight="normal" officeooo:rsid="044a6b78" fo:background-color="#ffffff" loext:char-shading-value="0" style:font-weight-asian="normal" style:font-weight-complex="normal"/>
    </style:style>
    <style:style style:name="T284" style:family="text">
      <style:text-properties fo:color="#999999" loext:opacity="100%" officeooo:rsid="028af2ba"/>
    </style:style>
    <style:style style:name="T285" style:family="text">
      <style:text-properties fo:color="#999999" loext:opacity="100%" officeooo:rsid="03bb9eb9"/>
    </style:style>
    <style:style style:name="T286" style:family="text">
      <style:text-properties fo:color="#999999" loext:opacity="100%" officeooo:rsid="001e4eb8"/>
    </style:style>
    <style:style style:name="T287" style:family="text">
      <style:text-properties officeooo:rsid="00136227"/>
    </style:style>
    <style:style style:name="T288" style:family="text">
      <style:text-properties fo:background-color="#dddddd" loext:char-shading-value="0"/>
    </style:style>
    <style:style style:name="T289" style:family="text">
      <style:text-properties officeooo:rsid="01a1af40" fo:background-color="#dddddd" loext:char-shading-value="0"/>
    </style:style>
    <style:style style:name="T290" style:family="text">
      <style:text-properties officeooo:rsid="0472095c" fo:background-color="#dddddd" loext:char-shading-value="0"/>
    </style:style>
    <style:style style:name="T291" style:family="text">
      <style:text-properties officeooo:rsid="03d3ecb9" fo:background-color="#dddddd" loext:char-shading-value="0"/>
    </style:style>
    <style:style style:name="T292" style:family="text">
      <style:text-properties officeooo:rsid="04affcf8" fo:background-color="#dddddd" loext:char-shading-value="0"/>
    </style:style>
    <style:style style:name="T293" style:family="text">
      <style:text-properties fo:font-style="normal" officeooo:rsid="043125aa" style:font-style-asian="normal" style:font-style-complex="normal"/>
    </style:style>
    <style:style style:name="T2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5" style:family="text">
      <style:text-properties fo:font-style="normal" fo:font-weight="bold" officeooo:rsid="0439564e" style:font-style-asian="normal" style:font-weight-asian="bold" style:font-style-complex="normal" style:font-weight-complex="bold"/>
    </style:style>
    <style:style style:name="T296" style:family="text">
      <style:text-properties fo:font-style="normal" fo:font-weight="bold" officeooo:rsid="04e48279" style:font-style-asian="normal" style:font-weight-asian="bold" style:font-style-complex="normal" style:font-weight-complex="bold"/>
    </style:style>
    <style:style style:name="T297" style:family="text">
      <style:text-properties officeooo:rsid="04758f42"/>
    </style:style>
    <style:style style:name="T298" style:family="text">
      <style:text-properties officeooo:rsid="04724798"/>
    </style:style>
    <style:style style:name="T299" style:family="text">
      <style:text-properties officeooo:rsid="04b28835"/>
    </style:style>
    <style:style style:name="T300" style:family="text">
      <style:text-properties officeooo:rsid="04b3113a"/>
    </style:style>
    <style:style style:name="T301" style:family="text">
      <style:text-properties officeooo:rsid="021be2de"/>
    </style:style>
    <style:style style:name="T302" style:family="text">
      <style:text-properties officeooo:rsid="04b9d3e9"/>
    </style:style>
    <style:style style:name="T303" style:family="text">
      <style:text-properties officeooo:rsid="04bc914b"/>
    </style:style>
    <style:style style:name="T304" style:family="text">
      <style:text-properties officeooo:rsid="04bdc172"/>
    </style:style>
    <style:style style:name="T305" style:family="text">
      <style:text-properties officeooo:rsid="04b59de5"/>
    </style:style>
    <style:style style:name="T306" style:family="text">
      <style:text-properties officeooo:rsid="04c3a95b"/>
    </style:style>
    <style:style style:name="T307" style:family="text">
      <style:text-properties officeooo:rsid="04c56ef1"/>
    </style:style>
    <style:style style:name="T308" style:family="text">
      <style:text-properties officeooo:rsid="04c7259b"/>
    </style:style>
    <style:style style:name="T309" style:family="text">
      <style:text-properties officeooo:rsid="04e7fd24"/>
    </style:style>
    <style:style style:name="T310" style:family="text">
      <style:text-properties officeooo:rsid="04e9ad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### <text:span text:style-name="T1">Intro</text:span> ###</text:p>
      <text:p text:style-name="P59"/>
      <text:p text:style-name="P52"><text:span text:style-name="T287">Here are some </text:span><text:span text:style-name="T2">Java </text:span><text:span text:style-name="T3">IDE</text:span><text:span text:style-name="T8"> </text:span><text:span text:style-name="T9">improvements</text:span><text:span text:style-name="T15">,</text:span></text:p>
      <text:p text:style-name="P62"><text:span text:style-name="T73">including</text:span><text:span text:style-name="T254"> Git and general improvements, </text:span><text:span text:style-name="T261">of </text:span><text:span text:style-name="T91">Eclipse </text:span><text:span text:style-name="T215">202</text:span><text:span text:style-name="T217">2</text:span><text:span text:style-name="T215">-</text:span><text:span text:style-name="T217">06</text:span><text:span text:style-name="T91">,</text:span></text:p>
      <text:p text:style-name="P61"><text:span text:style-name="T74">improvements </text:span><text:span text:style-name="T73">that have been added </text:span><text:span text:style-name="T222">since the last release in </text:span><text:span text:style-name="T226">March</text:span><text:span text:style-name="T223"> 202</text:span><text:span text:style-name="T226">2</text:span><text:span text:style-name="T222"> </text:span><text:span text:style-name="T73">three months </text:span><text:span text:style-name="T75">ago</text:span><text:span text:style-name="T76">.</text:span></text:p>
      <text:p text:style-name="P4"/>
      <text:p text:style-name="P2"/>
      <text:p text:style-name="P53"><text:span text:style-name="T262">### </text:span><text:span text:style-name="T263">J</text:span><text:span text:style-name="T264">ava</text:span><text:span text:style-name="T265"> </text:span><text:span text:style-name="T262">###</text:span></text:p>
      <text:p text:style-name="P56"/>
      <text:p text:style-name="P63"><text:span text:style-name="T32">In the Eclipse 202</text:span><text:span text:style-name="T39">2</text:span><text:span text:style-name="T32">-</text:span><text:span text:style-name="T39">06</text:span><text:span text:style-name="T32"> Java IDE, </text:span><text:span text:style-name="T213">Java </text:span><text:span text:style-name="T216">1</text:span><text:span text:style-name="T217">8</text:span><text:span text:style-name="T213"> support</text:span><text:span text:style-name="T32"> i</text:span><text:span text:style-name="T33">s</text:span><text:span text:style-name="T32"> now </text:span><text:span text:style-name="T213">built-in</text:span><text:span text:style-name="T32">.</text:span></text:p>
      <text:p text:style-name="P63"><text:span text:style-name="T73">When creating a </text:span><text:span text:style-name="T222">new Java project</text:span><text:span text:style-name="T73">,</text:span></text:p>
      <text:p text:style-name="P63"><text:span text:style-name="T34">you can </text:span><text:span text:style-name="T232">select</text:span><text:span text:style-name="T34"> </text:span><text:span text:style-name="T38">which</text:span><text:span text:style-name="T34"> JRE </text:span><text:span text:style-name="T38">to</text:span><text:span text:style-name="T35"> use </text:span><text:span text:style-name="T34">from a </text:span><text:span text:style-name="T234">l</text:span><text:span text:style-name="T232">ist</text:span><text:span text:style-name="T34"> </text:span><text:span text:style-name="T36">that </text:span><text:span text:style-name="T77">now</text:span><text:span text:style-name="T36"> </text:span><text:span text:style-name="T37">g</text:span><text:span text:style-name="T36">oes </text:span><text:span text:style-name="T232">up to Java </text:span><text:span text:style-name="T233">1</text:span><text:span text:style-name="T234">8</text:span><text:span text:style-name="T34">,</text:span></text:p>
      <text:p text:style-name="P65"><text:span text:style-name="T73">including </text:span><text:span text:style-name="T82">the current three</text:span><text:span text:style-name="T73"> long-term support version</text:span><text:span text:style-name="T78">s, </text:span><text:span text:style-name="T137">Java </text:span><text:span text:style-name="T222">8, </text:span><text:span text:style-name="T276">[…]</text:span><text:span text:style-name="T222"> </text:span><text:span text:style-name="T224">11</text:span><text:span text:style-name="T222"> </text:span><text:span text:style-name="T276">[…] </text:span><text:span text:style-name="T78">and </text:span><text:span text:style-name="T224">17</text:span><text:span text:style-name="T73">,</text:span></text:p>
      <text:p text:style-name="P64"><text:span text:style-name="T79">a</text:span><text:span text:style-name="T73">s well as </text:span><text:span text:style-name="T82">the</text:span><text:span text:style-name="T79"> </text:span><text:span text:style-name="T224">Java </text:span><text:span text:style-name="T222">version</text:span><text:span text:style-name="T224">s</text:span><text:span text:style-name="T73"> </text:span><text:span text:style-name="T82">between and </text:span><text:span text:style-name="T81">before </text:span><text:span text:style-name="T89">them.</text:span></text:p>
      <text:p text:style-name="P15"/>
      <text:p text:style-name="P16">Since <text:span text:style-name="T298">Eclipse is </text:span><text:span text:style-name="T10">shipped with Java 17 </text:span><text:span text:style-name="T288">and n</text:span><text:span text:style-name="T290">ot with Java 18</text:span>,</text:p>
      <text:p text:style-name="P78"><text:span text:style-name="T296">in order </text:span><text:span text:style-name="T294">to code in Java 18 </text:span>you need to make sure that a Java 18 <text:span text:style-name="T5">JDK is installed</text:span> on your system</text:p>
      <text:p text:style-name="P19">and configured in<text:span text:style-name="T297"> the </text:span><text:span text:style-name="T295">preferences</text:span><text:span text:style-name="T293"> </text:span><text:span text:style-name="T280">[…</text:span><text:span text:style-name="T281">]</text:span><text:span text:style-name="T293"> </text:span><text:span text:style-name="T17">Java</text:span><text:span text:style-name="T293"> </text:span><text:span text:style-name="T280">[…</text:span><text:span text:style-name="T281">]</text:span><text:span text:style-name="T293"> </text:span><text:span text:style-name="T17">Installed JREs</text:span><text:span text:style-name="T297">.</text:span></text:p>
      <text:p text:style-name="P105"><text:span text:style-name="T69">Running Eclipse with Java 17 allows you to </text:span><text:span text:style-name="T246">use </text:span><text:span text:style-name="T251">also </text:span><text:span text:style-name="T246">plugins</text:span><text:span text:style-name="T59"> that are </text:span><text:span text:style-name="T246">not yet ready</text:span><text:span text:style-name="T59"> for </text:span><text:span text:style-name="T246">Java 18</text:span><text:span text:style-name="T59">.</text:span></text:p>
      <text:p text:style-name="P20"/>
      <text:p text:style-name="P107"><text:span text:style-name="T69">So, a</text:span><text:span text:style-name="T57">lso w</text:span><text:span text:style-name="T40">hen </text:span><text:span text:style-name="T68">you </text:span><text:span text:style-name="T40">us</text:span><text:span text:style-name="T68">e</text:span><text:span text:style-name="T40"> the </text:span><text:span text:style-name="T235">Eclipse Installer</text:span><text:span text:style-name="T40"> </text:span><text:span text:style-name="T89">instead of</text:span><text:span text:style-name="T82"> installing a</text:span><text:span text:style-name="T89">n IDE</text:span><text:span text:style-name="T82"> package directly,</text:span></text:p>
      <text:p text:style-name="P114"><text:span text:style-name="T65">choose </text:span><text:span text:style-name="T40">the </text:span><text:span text:style-name="T235">Java 17 </text:span><text:span text:style-name="T251">for</text:span><text:span text:style-name="T235"> download</text:span><text:span text:style-name="T58">;</text:span><text:span text:style-name="T157"> </text:span><text:span text:style-name="T272">[…</text:span><text:span text:style-name="T273">]</text:span></text:p>
      <text:p text:style-name="P102"><text:span text:style-name="T72">a</text:span><text:span text:style-name="T58">nd </text:span><text:span text:style-name="T247">to code</text:span><text:span text:style-name="T64"> in Java 18, </text:span><text:span text:style-name="T58">use a </text:span><text:span text:style-name="T245">Java 18</text:span><text:span text:style-name="T58"> JDK installed </text:span><text:span text:style-name="T245">on your system</text:span><text:span text:style-name="T58">.</text:span></text:p>
      <text:p text:style-name="P9"/>
      <text:p text:style-name="P67"><text:span text:style-name="T218">C</text:span><text:span text:style-name="T213">ode snippets</text:span><text:span text:style-name="T40"> </text:span><text:span text:style-name="T82">in Javadoc comments</text:span><text:span text:style-name="T44"> are a</text:span><text:span text:style-name="T40"> </text:span><text:span text:style-name="T235">new feature</text:span><text:span text:style-name="T40"> of </text:span><text:span text:style-name="T235">Java 18</text:span><text:span text:style-name="T40">.</text:span></text:p>
      <text:p text:style-name="P6">The snippet tag is similar to the code tag, but for multiple lines of code,</text:p>
      <text:p text:style-name="P102"><text:span text:style-name="T42">and there are </text:span><text:span text:style-name="T235">several options</text:span><text:span text:style-name="T40">, </text:span><text:span text:style-name="T82">for instance</text:span></text:p>
      <text:p text:style-name="P102"><text:span text:style-name="T40"><text:s text:c="2"/>to </text:span><text:span text:style-name="T235">highlight</text:span><text:span text:style-name="T40">,</text:span><text:span text:style-name="T157"> </text:span><text:span text:style-name="T272">[…</text:span><text:span text:style-name="T273">]</text:span></text:p>
      <text:p text:style-name="P102"><text:span text:style-name="T40"><text:s text:c="2"/>to </text:span><text:span text:style-name="T235">link </text:span><text:span text:style-name="T272">[…</text:span><text:span text:style-name="T273">]</text:span></text:p>
      <text:p text:style-name="P102"><text:span text:style-name="T40"><text:s text:c="2"/>or to </text:span><text:span text:style-name="T235">replace</text:span><text:span text:style-name="T40"> parts of the snippet.</text:span></text:p>
      <text:p text:style-name="P102"><text:span text:style-name="T44">You can see</text:span><text:span text:style-name="T41"> the </text:span><text:span text:style-name="T236">result</text:span><text:span text:style-name="T41"> of </text:span><text:span text:style-name="T60">these modifications</text:span><text:span text:style-name="T41"> </text:span><text:span text:style-name="T43">i</text:span><text:span text:style-name="T41">n the </text:span><text:span text:style-name="T102">Javadoc</text:span><text:span text:style-name="T41"> view </text:span><text:span text:style-name="T272">[…</text:span><text:span text:style-name="T273">]</text:span></text:p>
      <text:p text:style-name="P102"><text:span text:style-name="T41">or when </text:span><text:span text:style-name="T236">hovering</text:span><text:span text:style-name="T41"> </text:span><text:span text:style-name="T69">over </text:span><text:span text:style-name="T41">an element </text:span><text:span text:style-name="T82">to which the Javadoc belongs.</text:span></text:p>
      <text:p text:style-name="P10"/>
      <text:p text:style-name="P11">Alternatively, <text:span text:style-name="T290">instead of having the content inside the snippet tag,</text:span></text:p>
      <text:p text:style-name="P66"><text:span text:style-name="T41">you can </text:span><text:span text:style-name="T243">take</text:span><text:span text:style-name="T60"> your snippets </text:span><text:span text:style-name="T243">from</text:span><text:span text:style-name="T236"> real code</text:span><text:span text:style-name="T40">, </text:span><text:span text:style-name="T82">for example,</text:span><text:span text:style-name="T40"> </text:span><text:span text:style-name="T60">from</text:span><text:span text:style-name="T43"> </text:span><text:span text:style-name="T235">test code</text:span><text:span text:style-name="T40">.</text:span></text:p>
      <text:p text:style-name="P24">This way your snippets will never become stale or broken!</text:p>
      <text:p text:style-name="P68"><text:span text:style-name="T40">When </text:span><text:span text:style-name="T235">generating HTML </text:span><text:span text:style-name="T237">Javadoc</text:span><text:span text:style-name="T40">, </text:span><text:span text:style-name="T82">for </text:span><text:span text:style-name="T87">instance</text:span><text:span text:style-name="T40"> via </text:span><text:span text:style-name="T103">Project</text:span><text:span text:style-name="T157"> </text:span><text:span text:style-name="T272">[…</text:span><text:span text:style-name="T273">]</text:span><text:span text:style-name="T157"> </text:span><text:span text:style-name="T103">Generate Javadoc</text:span><text:span text:style-name="T40">,</text:span></text:p>
      <text:p text:style-name="P68"><text:span text:style-name="T45">the </text:span><text:span text:style-name="T104">snippet-path</text:span><text:span text:style-name="T40"> must be specified as an </text:span><text:span text:style-name="T235">extra </text:span><text:span text:style-name="T237">Javadoc </text:span><text:span text:style-name="T235">option</text:span><text:span text:style-name="T40">.</text:span></text:p>
      <text:p text:style-name="P69"><text:span text:style-name="T40">T</text:span><text:span text:style-name="T45">he same applies to </text:span><text:span text:style-name="T237">Maven</text:span><text:span text:style-name="T45">,</text:span></text:p>
      <text:p text:style-name="P69"><text:span text:style-name="T158">where </text:span><text:span text:style-name="T159">the </text:span><text:span text:style-name="T126">snippet-path</text:span><text:span text:style-name="T158"> is set in the </text:span><text:span text:style-name="T188">configuration</text:span><text:span text:style-name="T158"> element “</text:span><text:span text:style-name="T111">additional options</text:span><text:span text:style-name="T158">”.</text:span></text:p>
      <text:p text:style-name="P13"/>
      <text:p text:style-name="P17"><text:span text:style-name="T291">In the Java editor,</text:span> there are noticeable <text:span text:style-name="T4">performance improvements</text:span></text:p>
      <text:p text:style-name="P103"><text:span text:style-name="T66">in the Java </text:span><text:span text:style-name="T249">c</text:span><text:span text:style-name="T248">ontent assist</text:span><text:span text:style-name="T66"> for all Java versions.</text:span></text:p>
      <text:p text:style-name="P25"><text:span text:style-name="T5">Compared</text:span> with the <text:span text:style-name="T5">previous Eclipse</text:span> version, you can see the difference!</text:p>
      <text:p text:style-name="P13"/>
      <text:p text:style-name="P79"><text:span text:style-name="T88">T</text:span><text:span text:style-name="T80">he Java editor </text:span><text:span text:style-name="T90">also </text:span><text:span text:style-name="T88">provides</text:span><text:span text:style-name="T80"> new Quick </text:span><text:span text:style-name="T83">Fixes</text:span><text:span text:style-name="T80"> </text:span><text:span text:style-name="T84">and a </text:span><text:span text:style-name="T80">new Quick Assists</text:span></text:p>
      <text:p text:style-name="P79"><text:span text:style-name="T80">for </text:span><text:span text:style-name="T227">Java 17 </text:span><text:span text:style-name="T228">and</text:span><text:span text:style-name="T225"> older</text:span><text:span text:style-name="T80"> Java versions:</text:span></text:p>
      <text:p text:style-name="P7"/>
      <text:p text:style-name="P70"><text:span text:style-name="T46">The new </text:span><text:span text:style-name="T213">Quick Fixes </text:span><text:span text:style-name="T220">(Ctrl+1) </text:span><text:span text:style-name="T219">on</text:span><text:span text:style-name="T213"> sealed classes</text:span><text:span text:style-name="T46"> </text:span><text:span text:style-name="T80">which were introduced in Java 17</text:span></text:p>
      <text:p text:style-name="P70"><text:span text:style-name="T46">are provided </text:span><text:span text:style-name="T238">when</text:span><text:span text:style-name="T46"> there are </text:span><text:span text:style-name="T238">no permitted types</text:span><text:span text:style-name="T46">.</text:span></text:p>
      <text:p text:style-name="P70"><text:span text:style-name="T127">“Create </text:span><text:span text:style-name="T105">new class</text:span><text:span text:style-name="T127">”</text:span><text:span text:style-name="T46"> creates </text:span><text:span text:style-name="T47">a new permitted subclass in a </text:span><text:span text:style-name="T239">new file</text:span><text:span text:style-name="T47"> in the same package,</text:span></text:p>
      <text:p text:style-name="P70"><text:span text:style-name="T61">while</text:span><text:span text:style-name="T47"> </text:span><text:span text:style-name="T106">“</text:span><text:span text:style-name="T105">Create new member class”</text:span><text:span text:style-name="T46"> </text:span><text:span text:style-name="T47">creates a</text:span><text:span text:style-name="T61">n</text:span><text:span text:style-name="T47"> </text:span><text:span text:style-name="T244">inner</text:span><text:span text:style-name="T239"> class</text:span><text:span text:style-name="T47"> inside the sealed class.</text:span></text:p>
      <text:p text:style-name="P80"><text:span text:style-name="T65">T</text:span><text:span text:style-name="T47">here are even </text:span><text:span text:style-name="T250">more</text:span><text:span text:style-name="T47"> Quick Fixes </text:span><text:span text:style-name="T239">for</text:span><text:span text:style-name="T47"> an </text:span><text:span text:style-name="T239">interface</text:span><text:span text:style-name="T47"> </text:span><text:span text:style-name="T65">than for a class</text:span><text:span text:style-name="T47">:</text:span></text:p>
      <text:p text:style-name="P80"><text:span text:style-name="T47">for e</text:span><text:span text:style-name="T69">ither</text:span><text:span text:style-name="T47"> creating a </text:span><text:span text:style-name="T239">class</text:span><text:span text:style-name="T47">, </text:span><text:span text:style-name="T272">[…</text:span><text:span text:style-name="T273">]</text:span><text:span text:style-name="T157"> </text:span><text:span text:style-name="T47">a </text:span><text:span text:style-name="T239">record</text:span><text:span text:style-name="T47"> </text:span><text:span text:style-name="T272">[…</text:span><text:span text:style-name="T273">]</text:span><text:span text:style-name="T157"> </text:span><text:span text:style-name="T47">or an </text:span><text:span text:style-name="T239">interface</text:span></text:p>
      <text:p text:style-name="P80"><text:span text:style-name="T67">as</text:span><text:span text:style-name="T47"> </text:span><text:span text:style-name="T70">either </text:span><text:span text:style-name="T47">a </text:span><text:span text:style-name="T239">new file</text:span><text:span text:style-name="T47"> or an </text:span><text:span text:style-name="T239">inner type</text:span><text:span text:style-name="T47">.</text:span></text:p>
      <text:p text:style-name="P7"/>
      <text:p text:style-name="P71"><text:span text:style-name="T80">Speaking of interfaces,</text:span><text:span text:style-name="T48"> there is a new </text:span><text:span text:style-name="T50">Quick Assist (</text:span><text:span text:style-name="T252">Ctrl+1</text:span><text:span text:style-name="T50">)</text:span></text:p>
      <text:p text:style-name="P80"><text:span text:style-name="T126">“</text:span><text:span text:style-name="T115">Create new interface, extending…</text:span><text:span text:style-name="T126">” </text:span><text:span text:style-name="T162">to create</text:span><text:span text:style-name="T161"> a new interface</text:span></text:p>
      <text:p text:style-name="P80"><text:span text:style-name="T162">extending</text:span><text:span text:style-name="T161"> </text:span><text:span text:style-name="T160">the interface </text:span><text:span text:style-name="T162">on which the </text:span><text:span text:style-name="T160">Quick Assist </text:span><text:span text:style-name="T162">was called</text:span><text:span text:style-name="T160">.</text:span></text:p>
      <text:p text:style-name="P8"/>
      <text:p text:style-name="P12">There are new and improved <text:span text:style-name="T5">cleanup</text:span> functions too:</text:p>
      <text:p text:style-name="P72"><text:span text:style-name="T52">I</text:span><text:span text:style-name="T53">n the </text:span><text:span text:style-name="T107">Unnecessary Code</text:span><text:span text:style-name="T53"> tab,</text:span></text:p>
      <text:p text:style-name="P73"><text:span text:style-name="T53">t</text:span><text:span text:style-name="T29">here is the new </text:span><text:span text:style-name="T115">Remove unused private method parameters</text:span><text:span text:style-name="T49"> </text:span><text:span text:style-name="T29">cleanup,</text:span><text:span text:style-name="T47"> </text:span><text:span text:style-name="T272">[…</text:span><text:span text:style-name="T273">]</text:span></text:p>
      <text:p text:style-name="P80"><text:span text:style-name="T52">and the </text:span><text:span text:style-name="T108">Remove overridden assignment</text:span><text:span text:style-name="T52"> cleanup has been improved </text:span><text:span text:style-name="T71">now</text:span></text:p>
      <text:p text:style-name="P80"><text:span text:style-name="T52">with the option</text:span><text:span text:style-name="T54"> </text:span><text:span text:style-name="T115">Move declaration if necessary</text:span></text:p>
      <text:p text:style-name="P74"><text:span text:style-name="T51">to </text:span><text:span text:style-name="T240">join</text:span><text:span text:style-name="T51"> the declaration with the assignment, </text:span><text:span text:style-name="T225">even</text:span><text:span text:style-name="T80"> when there is </text:span><text:span text:style-name="T225">code in between</text:span><text:span text:style-name="T80">,</text:span></text:p>
      <text:p text:style-name="P74"><text:span text:style-name="T51">by </text:span><text:span text:style-name="T240">moving</text:span><text:span text:style-name="T51"> the </text:span><text:span text:style-name="T240">declaration down</text:span><text:span text:style-name="T51"> to the assignment.</text:span></text:p>
      <text:p text:style-name="P14"/>
      <text:p text:style-name="P74"><text:span text:style-name="T52">I</text:span><text:span text:style-name="T53">n the </text:span><text:span text:style-name="T107">Java Feature</text:span><text:span text:style-name="T53"> tab,</text:span><text:span text:style-name="T47"> </text:span><text:span text:style-name="T272">[…</text:span><text:span text:style-name="T273">]</text:span><text:span text:style-name="T53"> </text:span><text:span text:style-name="T55">for </text:span><text:span text:style-name="T109">Java 7</text:span><text:span text:style-name="T128"> </text:span><text:span text:style-name="T272">[…</text:span><text:span text:style-name="T273">]</text:span></text:p>
      <text:p text:style-name="P74"><text:span text:style-name="T55">the </text:span><text:span text:style-name="T115">Replace system property with constant</text:span><text:span text:style-name="T55"> cleanup has been improved </text:span><text:span text:style-name="T62">as well</text:span><text:span text:style-name="T55">:</text:span></text:p>
      <text:p text:style-name="P74"><text:span text:style-name="T55">The option </text:span><text:span text:style-name="T108">Boolean property</text:span><text:span text:style-name="T49"> </text:span><text:span text:style-name="T55">became</text:span><text:span text:style-name="T49"> </text:span><text:span text:style-name="T115">Boxed type property</text:span></text:p>
      <text:p text:style-name="P74"><text:span text:style-name="T55">applying the cleanup not only to </text:span><text:span text:style-name="T109">Boolean</text:span><text:span text:style-name="T55">s, but </text:span><text:span text:style-name="T241">also</text:span><text:span text:style-name="T49"> </text:span><text:span text:style-name="T55">to</text:span><text:span text:style-name="T49"> </text:span><text:span text:style-name="T108">Integer</text:span><text:span text:style-name="T55">s</text:span><text:span text:style-name="T49"> and </text:span><text:span text:style-name="T108">Long</text:span><text:span text:style-name="T55">s now.</text:span></text:p>
      <text:p text:style-name="P8"/>
      <text:p text:style-name="P18"/>
      <text:p text:style-name="P54"><text:span text:style-name="T262">### </text:span><text:span text:style-name="T263">G</text:span><text:span text:style-name="T265">eneral</text:span><text:span text:style-name="T266"> </text:span><text:span text:style-name="T262">###</text:span></text:p>
      <text:p text:style-name="P57"/>
      <text:p text:style-name="P82"><text:span text:style-name="T164">Printing </text:span><text:span text:style-name="T163">to the </text:span><text:span text:style-name="T115">Console</text:span><text:span text:style-name="T164"> </text:span><text:span text:style-name="T165">view </text:span><text:span text:style-name="T164">is now </text:span><text:span text:style-name="T211">noticeably faster</text:span><text:span text:style-name="T164"> than before,</text:span><text:span text:style-name="T128"> </text:span><text:span text:style-name="T272">[…</text:span><text:span text:style-name="T273">]</text:span></text:p>
      <text:p text:style-name="P81"><text:span text:style-name="T164">as this </text:span><text:span text:style-name="T165">simple</text:span><text:span text:style-name="T164"> </text:span><text:span text:style-name="T189">Java example</text:span><text:span text:style-name="T164"> shows,</text:span><text:span text:style-name="T128"> </text:span><text:span text:style-name="T272">[…</text:span><text:span text:style-name="T273">] </text:span><text:span text:style-name="T204">especially</text:span><text:span text:style-name="T138"> when </text:span><text:span text:style-name="T141">printing</text:span><text:span text:style-name="T138"> very </text:span><text:span text:style-name="T204">long lines</text:span><text:span text:style-name="T138">.</text:span></text:p>
      <text:p text:style-name="P28"/>
      <text:p text:style-name="P33"><text:span text:style-name="T289">The </text:span><text:span text:style-name="T14">faster</text:span><text:span text:style-name="T289"> </text:span><text:span text:style-name="T21">Console</text:span><text:span text:style-name="T289"> is a general </text:span><text:span text:style-name="T14">platform improvement</text:span><text:span text:style-name="T289">.</text:span></text:p>
      <text:p text:style-name="P83"><text:span text:style-name="T142">P</text:span><text:span text:style-name="T141">rinting to the</text:span><text:span text:style-name="T140"> </text:span><text:span text:style-name="T131">Console</text:span><text:span text:style-name="T140"> is now faster </text:span><text:span text:style-name="T139">not only in the Java IDE,</text:span></text:p>
      <text:p text:style-name="P83"><text:span text:style-name="T139">but also in the</text:span><text:span text:style-name="T136"> </text:span><text:span text:style-name="T130">Eclipse IDE for C/C++ developers </text:span><text:span text:style-name="T140">and </text:span><text:span text:style-name="T141">all </text:span><text:span text:style-name="T140">other IDEs.</text:span></text:p>
      <text:p text:style-name="P83"><text:span text:style-name="T142">There</text:span><text:span text:style-name="T136"> are some more general </text:span><text:span text:style-name="T203">platform improvement</text:span><text:span text:style-name="T136"> in the 2022-06 release.</text:span></text:p>
      <text:p text:style-name="P41">Let's take a look at them!</text:p>
      <text:p text:style-name="P41"/>
      <text:p text:style-name="P29"><text:span text:style-name="T22">Find Actions</text:span><text:span text:style-name="T4"> (Ctrl+3)</text:span> <text:span text:style-name="T299">can now also be used to </text:span><text:span text:style-name="T4">open a file</text:span><text:span text:style-name="T299"> by entering its name.</text:span></text:p>
      <text:p text:style-name="P42">You can use wildcards:</text:p>
      <text:p text:style-name="P40">an <text:span text:style-name="T5">asterisk</text:span> <text:span text:style-name="T300">for </text:span><text:span text:style-name="T11">any string</text:span><text:span text:style-name="T23"> </text:span><text:span text:style-name="T284">[…</text:span><text:span text:style-name="T285">]</text:span><text:span text:style-name="T300"> and a </text:span><text:span text:style-name="T11">question mark</text:span><text:span text:style-name="T300"> for </text:span><text:span text:style-name="T11">any character</text:span><text:span text:style-name="T300">.</text:span></text:p>
      <text:p text:style-name="P27"/>
      <text:p text:style-name="P84"><text:span text:style-name="T167">There are a bunch </text:span><text:span text:style-name="T168">of </text:span><text:span text:style-name="T211">new multi selection</text:span><text:span text:style-name="T166"> </text:span><text:span text:style-name="T167">and multi car</text:span><text:span text:style-name="T169">e</text:span><text:span text:style-name="T167">t</text:span><text:span text:style-name="T169">s</text:span><text:span text:style-name="T167"> </text:span><text:span text:style-name="T211">commands</text:span><text:span text:style-name="T166">,</text:span></text:p>
      <text:p text:style-name="P34">but <text:span text:style-name="T5">without</text:span> having any <text:span text:style-name="T5">keys</text:span> assigned to them <text:span text:style-name="T5">by default</text:span>.</text:p>
      <text:p text:style-name="P85"><text:span text:style-name="T185">Y</text:span><text:span text:style-name="T169">ou can use </text:span><text:span text:style-name="T114">Find Actions</text:span><text:span text:style-name="T169"> </text:span><text:span text:style-name="T185">for</text:span><text:span text:style-name="T169"> the new commands,</text:span></text:p>
      <text:p text:style-name="P37"><text:span text:style-name="T292">for example,</text:span> <text:span text:style-name="T302">hitting </text:span><text:span text:style-name="T5">Ctrl+3</text:span><text:span text:style-name="T302">, typing </text:span><text:span text:style-name="T24">“</text:span><text:span text:style-name="T18">add all</text:span><text:span text:style-name="T24">”</text:span><text:span text:style-name="T302"> and hitting </text:span><text:span text:style-name="T18">Return</text:span></text:p>
      <text:p text:style-name="P36"><text:span text:style-name="T302">t</text:span>o <text:span text:style-name="T12">find</text:span><text:span text:style-name="T302"> the current </text:span><text:span text:style-name="T5">select</text:span><text:span text:style-name="T12">ion</text:span><text:span text:style-name="T302"> and</text:span> <text:span text:style-name="T309">to </text:span><text:span text:style-name="T16">a</text:span><text:span text:style-name="T20">dd all matches to multi-selection</text:span><text:span text:style-name="T301">.</text:span></text:p>
      <text:p text:style-name="P35">But if you want to use the new commands more often,</text:p>
      <text:p text:style-name="P86"><text:span text:style-name="T185">consider</text:span><text:span text:style-name="T167"> assign</text:span><text:span text:style-name="T185">ing</text:span><text:span text:style-name="T167"> keys to them like this</text:span><text:span text:style-name="T170">:</text:span></text:p>
      <text:p text:style-name="P87"><text:span text:style-name="T172">H</text:span><text:span text:style-name="T171">it </text:span><text:span text:style-name="T190">Ctrl+Shift+</text:span><text:span text:style-name="T191">L twice</text:span><text:span text:style-name="T171"> to open the </text:span><text:span text:style-name="T191">keys preferences</text:span></text:p>
      <text:list xml:id="list3317986758" text:style-name="L1">
        <text:list-item>
          <text:p text:style-name="P109"><text:span text:style-name="T112">Multi selection </text:span><text:span text:style-name="T134">down</text:span><text:span text:style-name="T112"> relative to anchor selection</text:span><text:span text:style-name="T119"><text:line-break/></text:span><text:span text:style-name="T140">is similar to Find Next (Ctrl+K) as it adds the next match to the multi-selection.<text:line-break/>So let's</text:span><text:span text:style-name="T165"> use </text:span><text:span text:style-name="T192">Alt+K</text:span><text:span text:style-name="T165">.</text:span><text:span text:style-name="T193"> </text:span><text:span text:style-name="T274">[…]</text:span><text:span text:style-name="T275"> </text:span><text:span text:style-name="T195">Ma</text:span><text:span text:style-name="T191">ke sure</text:span><text:span text:style-name="T171"> </text:span><text:span text:style-name="T172">that </text:span><text:span text:style-name="T171">there is </text:span><text:span text:style-name="T191">no conflict</text:span><text:span text:style-name="T143"><text:line-break/>caused by the same key already being assigned to another command</text:span><text:span text:style-name="T140">.</text:span></text:p>
        </text:list-item>
        <text:list-item>
          <text:p text:style-name="P110"><text:span text:style-name="T152">Similar,</text:span><text:span text:style-name="T173"> </text:span><text:span text:style-name="T194">Shift+</text:span><text:span text:style-name="T192">Alt+K</text:span><text:span text:style-name="T165"> </text:span><text:span text:style-name="T172">for </text:span><text:span text:style-name="T113">Multi selection </text:span><text:span text:style-name="T133">up</text:span><text:span text:style-name="T113"> relative to anchor selection</text:span><text:span text:style-name="T166">,</text:span></text:p>
        </text:list-item>
        <text:list-item>
          <text:p text:style-name="P111"><text:span text:style-name="T5">Ctrl+Alt+Shift+K</text:span> <text:span text:style-name="T303">for </text:span><text:span text:style-name="T16">Add </text:span><text:span text:style-name="T25">all</text:span><text:span text:style-name="T16"> matches to multi-selection</text:span>,</text:p>
        </text:list-item>
        <text:list-item>
          <text:p text:style-name="P110"><text:span text:style-name="T172">and </text:span><text:span text:style-name="T194">Esc</text:span><text:span text:style-name="T172"> to </text:span><text:span text:style-name="T113">End multi-selection</text:span><text:span text:style-name="T166">.</text:span></text:p>
        </text:list-item>
        <text:list-item>
          <text:p text:style-name="P112"><text:span text:style-name="T303">For </text:span><text:span text:style-name="T16">Multi caret down</text:span><text:span text:style-name="T166"> </text:span><text:span text:style-name="T303">and </text:span><text:span text:style-name="T19">up</text:span><text:span text:style-name="T303"> </text:span><text:span text:style-name="T304">let’s use</text:span><text:span text:style-name="T303"> </text:span><text:span text:style-name="T5">Alt+.</text:span> <text:span text:style-name="T304">and </text:span><text:span text:style-name="T5">Alt+,</text:span></text:p>
        </text:list-item>
      </text:list>
      <text:p text:style-name="P30"><text:span text:style-name="T5">Alt+K</text:span> to <text:span text:style-name="T5">add</text:span> the <text:span text:style-name="T5">next</text:span> match to the multi-selection,</text:p>
      <text:p text:style-name="P88"><text:span text:style-name="T190">Shift+Alt+K</text:span><text:span text:style-name="T166"> </text:span><text:span text:style-name="T174">to do the </text:span><text:span text:style-name="T196">reverse</text:span><text:span text:style-name="T174">,</text:span></text:p>
      <text:p text:style-name="P88"><text:span text:style-name="T196">Ctrl+Alt+Shift+K</text:span><text:span text:style-name="T174"> to </text:span><text:span text:style-name="T196">add all</text:span><text:span text:style-name="T174"> matches to multi-selection</text:span></text:p>
      <text:p text:style-name="P89"><text:span text:style-name="T156">and </text:span><text:span text:style-name="T187">Esc</text:span><text:span text:style-name="T156"> to </text:span><text:span text:style-name="T187">end</text:span><text:span text:style-name="T156"> multi-selection.</text:span></text:p>
      <text:p text:style-name="P90"><text:span text:style-name="T190">Alt+.</text:span><text:span text:style-name="T166"> </text:span><text:span text:style-name="T174">adds another caret below the last caret,</text:span></text:p>
      <text:p text:style-name="P90"><text:span text:style-name="T176">and </text:span><text:span text:style-name="T190">Alt+,</text:span><text:span text:style-name="T175"> removes it again </text:span><text:span text:style-name="T272">[…</text:span><text:span text:style-name="T273">]</text:span><text:span text:style-name="T177"> </text:span><text:span text:style-name="T175">or, if there is no caret </text:span><text:span text:style-name="T176">above</text:span><text:span text:style-name="T175">, adds another one above.</text:span></text:p>
      <text:p text:style-name="P48">It's much more convenient with the keys, isn't it?</text:p>
      <text:p text:style-name="P51"/>
      <text:p text:style-name="P43">Eclipse follows Java 18 by using UTF-8 by default:</text:p>
      <text:p text:style-name="P38"><text:span text:style-name="T307">T</text:span><text:span text:style-name="T306">he </text:span><text:span text:style-name="T4">default encoding</text:span><text:span text:style-name="T306"> of the </text:span><text:span text:style-name="T4">workspace</text:span><text:span text:style-name="T306"> is</text:span><text:span text:style-name="T305"> </text:span><text:span text:style-name="T306">now</text:span><text:span text:style-name="T307"> </text:span><text:span text:style-name="T4">UTF-8</text:span></text:p>
      <text:p text:style-name="P44">instead of the encoding given by the system.</text:p>
      <text:p text:style-name="P45">For backward compatibility reason<text:span text:style-name="T308">s</text:span>, you can change the workspace encoding</text:p>
      <text:p text:style-name="P45">in the <text:span text:style-name="T5">preferences</text:span> <text:span text:style-name="T286">[…]</text:span><text:span text:style-name="T13"> </text:span><text:span text:style-name="T16">General</text:span> <text:span text:style-name="T286">[…]</text:span><text:span text:style-name="T13"> </text:span><text:span text:style-name="T16">Workspace</text:span>.</text:p>
      <text:p text:style-name="P104"><text:span text:style-name="T143">But </text:span><text:span text:style-name="T155">it would actually be </text:span><text:span text:style-name="T143">better,</text:span><text:span text:style-name="T171"> </text:span><text:span text:style-name="T143">for </text:span><text:span text:style-name="T205">eas</text:span><text:span text:style-name="T210">i</text:span><text:span text:style-name="T205">e</text:span><text:span text:style-name="T210">r</text:span><text:span text:style-name="T205"> sharing</text:span><text:span text:style-name="T143">,</text:span><text:span text:style-name="T171"> </text:span><text:span text:style-name="T186">to </text:span><text:span text:style-name="T209">set</text:span><text:span text:style-name="T153"> t</text:span><text:span text:style-name="T143">he </text:span><text:span text:style-name="T205">encoding </text:span><text:span text:style-name="T153">in </text:span><text:span text:style-name="T209">each</text:span><text:span text:style-name="T153"> </text:span><text:span text:style-name="T205">project</text:span><text:span text:style-name="T143">!</text:span></text:p>
      <text:p text:style-name="P91"><text:span text:style-name="T180">When creating a </text:span><text:span text:style-name="T211">new project</text:span><text:span text:style-name="T180">, the encoding of the project is now </text:span><text:span text:style-name="T211">explicitly set to UTF-8</text:span><text:span text:style-name="T180">.</text:span></text:p>
      <text:p text:style-name="P91"><text:span text:style-name="T180">F</text:span><text:span text:style-name="T178">or </text:span><text:span text:style-name="T197">existing project</text:span><text:span text:style-name="T198">s</text:span><text:span text:style-name="T178"> </text:span><text:span text:style-name="T143">without an explicit encoding,</text:span></text:p>
      <text:p text:style-name="P91"><text:span text:style-name="T179">you get </text:span><text:span text:style-name="T178">a </text:span><text:span text:style-name="T116">“</text:span><text:span text:style-name="T117">no </text:span><text:span text:style-name="T116">explicit encoding set”</text:span><text:span text:style-name="T211"> warning</text:span><text:span text:style-name="T178">, </text:span><text:span text:style-name="T180">which can be f</text:span><text:span text:style-name="T179">ix</text:span><text:span text:style-name="T180">ed</text:span><text:span text:style-name="T179"> by hitting </text:span><text:span text:style-name="T199">Ctrl+1</text:span><text:span text:style-name="T179">,</text:span></text:p>
      <text:p text:style-name="P46">using the provided <text:span text:style-name="T5">Quick Fix</text:span> to set the project encoding to <text:span text:style-name="T5">UTF-8</text:span></text:p>
      <text:p text:style-name="P47">or by going to <text:span text:style-name="T16">Project</text:span> <text:span text:style-name="T286">[…]</text:span><text:span text:style-name="T13"> </text:span><text:span text:style-name="T16">Properties</text:span> <text:span text:style-name="T286">[…]</text:span><text:span text:style-name="T13"> </text:span><text:span text:style-name="T16">Resource</text:span> <text:span text:style-name="T286">[…]</text:span></text:p>
      <text:p text:style-name="P47">and setting the encoding manually.</text:p>
      <text:p text:style-name="P39"/>
      <text:p text:style-name="P31"/>
      <text:p text:style-name="P55"><text:span text:style-name="T267">### </text:span><text:span text:style-name="T268">G</text:span><text:span text:style-name="T269">it</text:span><text:span text:style-name="T270"> </text:span><text:span text:style-name="T283">(/</text:span><text:a xlink:type="simple" xlink:href="https://www.eclipse.org/eclipse/news/4.21/jdt.php#change-compliance-jre-multi-constant-labels" text:style-name="Internet_20_link" text:visited-style-name="Visited_20_Internet_20_Link"><text:span text:style-name="T282">ɡɪt</text:span></text:a><text:span text:style-name="T283">/)</text:span><text:span text:style-name="T271"> </text:span><text:span text:style-name="T267">###</text:span></text:p>
      <text:p text:style-name="P5"/>
      <text:p text:style-name="P92"><text:span text:style-name="T144">There are </text:span><text:span text:style-name="T206">improvements </text:span><text:span text:style-name="T207">for</text:span><text:span text:style-name="T144"> </text:span><text:span text:style-name="T206">Git</text:span><text:span text:style-name="T144"> </text:span><text:span text:style-name="T145">as well.</text:span></text:p>
      <text:p text:style-name="P21"/>
      <text:p text:style-name="P93"><text:span text:style-name="T92">In the </text:span><text:span text:style-name="T122">Git Staging</text:span><text:span text:style-name="T92"> view,</text:span></text:p>
      <text:p text:style-name="P93"><text:span text:style-name="T122">Commit </text:span><text:span text:style-name="T123">and</text:span><text:span text:style-name="T122"> Push</text:span><text:span text:style-name="T92"> </text:span><text:span text:style-name="T93">has been extended </text:span><text:span text:style-name="T94">with</text:span><text:span text:style-name="T93"> an additional </text:span><text:span text:style-name="T116">Push Settings</text:span><text:span text:style-name="T92"> </text:span><text:span text:style-name="T100">drop-down</text:span><text:span text:style-name="T93">.</text:span></text:p>
      <text:p text:style-name="P93"><text:span text:style-name="T146">By clicking</text:span><text:span text:style-name="T145"> the </text:span><text:span text:style-name="T207">gear icon</text:span><text:span text:style-name="T145"> </text:span><text:span text:style-name="T146">to the </text:span><text:span text:style-name="T145">left of the </text:span><text:span text:style-name="T120">Commit and Push</text:span><text:span text:style-name="T145"> button,</text:span></text:p>
      <text:p text:style-name="P94"><text:span text:style-name="T93">you can </text:span><text:span text:style-name="T94">enable or disable </text:span><text:span text:style-name="T124">force pushing</text:span><text:span text:style-name="T175"> </text:span><text:span text:style-name="T272">[…</text:span><text:span text:style-name="T273">]</text:span></text:p>
      <text:p text:style-name="P94"><text:span text:style-name="T94">and select whether the </text:span><text:span text:style-name="T255">Push dialog</text:span><text:span text:style-name="T94"> should </text:span><text:span text:style-name="T255">always</text:span><text:span text:style-name="T94"> be shown.</text:span></text:p>
      <text:p text:style-name="P94"><text:span text:style-name="T154">Note, that t</text:span><text:span text:style-name="T146">h</text:span><text:span text:style-name="T147">o</text:span><text:span text:style-name="T146">se settings are persisted per repository.</text:span></text:p>
      <text:p text:style-name="P22"/>
      <text:p text:style-name="P95"><text:span text:style-name="T146">A </text:span><text:span text:style-name="T155">further </text:span><text:span text:style-name="T146">smaller improvement is</text:span></text:p>
      <text:p text:style-name="P95"><text:span text:style-name="T95">that </text:span><text:span text:style-name="T96">the </text:span><text:span text:style-name="T95">in the </text:span><text:span text:style-name="T100">Git</text:span><text:span text:style-name="T95"> </text:span><text:span text:style-name="T256">config</text:span><text:span text:style-name="T95"> specified </text:span><text:span text:style-name="T116">comment char</text:span><text:span text:style-name="T95"> is now considered </text:span><text:span text:style-name="T101">for commit messages</text:span><text:span text:style-name="T95">,</text:span></text:p>
      <text:p text:style-name="P49">exactly as Git does on the command line.</text:p>
      <text:p text:style-name="P23"/>
      <text:p text:style-name="P96"><text:span text:style-name="T97">E</text:span><text:span text:style-name="T99">clipse can also now use the </text:span><text:span text:style-name="T211">External Diff and Merge Tools</text:span><text:span text:style-name="T97"> </text:span><text:span text:style-name="T99">configured in Git.</text:span></text:p>
      <text:p text:style-name="P96"><text:span text:style-name="T98">In the </text:span><text:span text:style-name="T200">preferences</text:span><text:span text:style-name="T157"> </text:span><text:span text:style-name="T272">[…</text:span><text:span text:style-name="T273">]</text:span><text:span text:style-name="T157"> </text:span><text:span text:style-name="T125">Version Control</text:span><text:span text:style-name="T157"> </text:span><text:span text:style-name="T272">[…</text:span><text:span text:style-name="T273">]</text:span><text:span text:style-name="T157"> </text:span><text:span text:style-name="T125">Git</text:span><text:span text:style-name="T157"> </text:span><text:span text:style-name="T272">[…</text:span><text:span text:style-name="T273">]</text:span><text:span text:style-name="T157"> </text:span><text:span text:style-name="T98">there is a new page </text:span><text:span text:style-name="T125">Diff/Merge</text:span></text:p>
      <text:p text:style-name="P95"><text:span text:style-name="T148">where </text:span><text:span text:style-name="T146">you can choose </text:span><text:span text:style-name="T148">for both, Diff and Merge what </text:span><text:span text:style-name="T146">to use:</text:span><text:span text:style-name="T148"> </text:span></text:p>
      <text:p text:style-name="P95"><text:span text:style-name="T98">the </text:span><text:span text:style-name="T257">compare editor</text:span><text:span text:style-name="T98"> </text:span><text:span text:style-name="T148">of Eclipse </text:span><text:span text:style-name="T208">as in the past</text:span><text:span text:style-name="T148">,</text:span><text:span text:style-name="T99"> </text:span><text:span text:style-name="T272">[…</text:span><text:span text:style-name="T273">]</text:span></text:p>
      <text:p text:style-name="P95"><text:span text:style-name="T98">the </text:span><text:span text:style-name="T258">external t</text:span><text:span text:style-name="T257">ool</text:span><text:span text:style-name="T98"> </text:span><text:span text:style-name="T148">as configured in Git</text:span><text:span text:style-name="T175"> </text:span><text:span text:style-name="T272">[…</text:span><text:span text:style-name="T273">]</text:span></text:p>
      <text:p text:style-name="P96"><text:span text:style-name="T98">or a </text:span><text:span text:style-name="T257">specific </text:span><text:span text:style-name="T258">external </text:span><text:span text:style-name="T257">tool</text:span><text:span text:style-name="T98"> </text:span><text:span text:style-name="T148">of the tools configured in Git.</text:span></text:p>
      <text:p text:style-name="P21"/>
      <text:p text:style-name="P21"/>
      <text:p text:style-name="P76"><text:span text:style-name="T277">### </text:span><text:span text:style-name="T278">Web</text:span><text:span text:style-name="T279"> </text:span><text:span text:style-name="T277">###</text:span></text:p>
      <text:p text:style-name="P58"/>
      <text:p text:style-name="P98"><text:span text:style-name="T148">Last but not least,</text:span><text:span text:style-name="T181"> </text:span><text:span text:style-name="T148">besides the Git improvements,</text:span></text:p>
      <text:p text:style-name="P98"><text:span text:style-name="T181">there are </text:span><text:span text:style-name="T201">notable enhancements</text:span><text:span text:style-name="T181"> </text:span><text:span text:style-name="T182">in </text:span><text:span text:style-name="T156">the </text:span><text:span text:style-name="T212">JavaScript editor</text:span></text:p>
      <text:p text:style-name="P97"><text:span text:style-name="T135">that </text:span><text:span text:style-name="T155">are</text:span><text:span text:style-name="T135"> included in the </text:span><text:span text:style-name="T129">Eclipse IDE for Enterprise Java and </text:span><text:span text:style-name="T118">Web Developers</text:span></text:p>
      <text:p text:style-name="P99"><text:span text:style-name="T149">or otherwise, </text:span><text:span text:style-name="T150">can be installed as </text:span><text:span text:style-name="T132">Eclipse </text:span><text:span text:style-name="T121">Wild Web Developer</text:span><text:span text:style-name="T150">.</text:span></text:p>
      <text:p text:style-name="P100"><text:span text:style-name="T202">None</text:span><text:span text:style-name="T184"> of the</text:span><text:span text:style-name="T183">se</text:span><text:span text:style-name="T184"> </text:span><text:span text:style-name="T202">errors</text:span><text:span text:style-name="T184"> in this </text:span><text:span text:style-name="T202">example file</text:span><text:span text:style-name="T184"> have been </text:span><text:span text:style-name="T202">detected in the past</text:span><text:span text:style-name="T184">!</text:span></text:p>
      <text:p text:style-name="P50">Look how many there are! Look at the error messages,</text:p>
      <text:p text:style-name="P101"><text:span text:style-name="T184">those are </text:span><text:span text:style-name="T212">a lot of new checks</text:span><text:span text:style-name="T184"> </text:span><text:span text:style-name="T148">for different kinds of </text:span><text:span text:style-name="T151">things</text:span><text:span text:style-name="T148">!</text:span></text:p>
      <text:p text:style-name="P32"/>
      <text:p text:style-name="P32"/>
      <text:p text:style-name="P77">### Outro ###</text:p>
      <text:p text:style-name="P60"/>
      <text:p text:style-name="P26"><text:span text:style-name="T26">These were some of the </text:span><text:span text:style-name="T6">Java </text:span><text:span text:style-name="T7">IDE</text:span><text:span text:style-name="T26"> improvements</text:span></text:p>
      <text:p text:style-name="P76"><text:span text:style-name="T259">of the </text:span><text:span text:style-name="T253">quarterly </text:span><text:span text:style-name="T30">Rolling</text:span><text:span text:style-name="T31"> Release </text:span><text:span text:style-name="T221">June</text:span><text:span text:style-name="T214"> 202</text:span><text:span text:style-name="T221">2</text:span><text:span text:style-name="T260">.</text:span></text:p>
      <text:p text:style-name="P1"/>
      <text:p text:style-name="P3"><text:span text:style-name="T27">Thank</text:span><text:span text:style-name="T28">s</text:span><text:span text:style-name="T27"> for watching and 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2-06-19T09:09:44.162000000</dc:date>
    <meta:editing-duration>P4DT2H20M28S</meta:editing-duration>
    <meta:editing-cycles>64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30" meta:word-count="1331" meta:character-count="7502" meta:non-whitespace-character-count="6299"/>
    <meta:user-defined meta:name="DocumentEncoding">utf-8</meta:user-defined>
    <meta:user-defined meta:name="HTML" meta:value-type="boolean">true</meta:user-defined>
  </office:meta>
</office:document-meta>
</file>